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36pt"/>
    </style:style>
    <style:style style:name="co2" style:family="table-column">
      <style:table-column-properties fo:break-before="auto" style:column-width="32.4pt"/>
    </style:style>
    <style:style style:name="co3" style:family="table-column">
      <style:table-column-properties fo:break-before="auto" style:column-width="37.56pt"/>
    </style:style>
    <style:style style:name="co4" style:family="table-column">
      <style:table-column-properties fo:break-before="auto" style:column-width="25.2pt"/>
    </style:style>
    <style:style style:name="co5" style:family="table-column">
      <style:table-column-properties fo:break-before="auto" style:column-width="21.6pt"/>
    </style:style>
    <style:style style:name="co6" style:family="table-column">
      <style:table-column-properties fo:break-before="auto" style:column-width="28.8pt"/>
    </style:style>
    <style:style style:name="co7" style:family="table-column">
      <style:table-column-properties fo:break-before="auto" style:column-width="78.21pt"/>
    </style:style>
    <style:style style:name="co8" style:family="table-column">
      <style:table-column-properties fo:break-before="auto" style:column-width="38.04pt"/>
    </style:style>
    <style:style style:name="co9" style:family="table-column">
      <style:table-column-properties fo:break-before="auto" style:column-width="72pt"/>
    </style:style>
    <style:style style:name="co10" style:family="table-column">
      <style:table-column-properties fo:break-before="auto" style:column-width="33.96pt"/>
    </style:style>
    <style:style style:name="co11" style:family="table-column">
      <style:table-column-properties fo:break-before="auto" style:column-width="74.04pt"/>
    </style:style>
    <style:style style:name="co12" style:family="table-column">
      <style:table-column-properties fo:break-before="auto" style:column-width="41.64pt"/>
    </style:style>
    <style:style style:name="co13" style:family="table-column">
      <style:table-column-properties fo:break-before="auto" style:column-width="64.8pt"/>
    </style:style>
    <style:style style:name="co14" style:family="table-column">
      <style:table-column-properties fo:break-before="auto" style:column-width="40.11pt"/>
    </style:style>
    <style:style style:name="co15" style:family="table-column">
      <style:table-column-properties fo:break-before="auto" style:column-width="67.41pt"/>
    </style:style>
    <style:style style:name="co16" style:family="table-column">
      <style:table-column-properties fo:break-before="auto" style:column-width="53.49pt"/>
    </style:style>
    <style:style style:name="co17" style:family="table-column">
      <style:table-column-properties fo:break-before="auto" style:column-width="36.99pt"/>
    </style:style>
    <style:style style:name="co18" style:family="table-column">
      <style:table-column-properties fo:break-before="auto" style:column-width="54.51pt"/>
    </style:style>
    <style:style style:name="co19" style:family="table-column">
      <style:table-column-properties fo:break-before="auto" style:column-width="52.44pt"/>
    </style:style>
    <style:style style:name="co20" style:family="table-column">
      <style:table-column-properties fo:break-before="auto" style:column-width="44.19pt"/>
    </style:style>
    <style:style style:name="co21" style:family="table-column">
      <style:table-column-properties fo:break-before="auto" style:column-width="47.31pt"/>
    </style:style>
    <style:style style:name="co22" style:family="table-column">
      <style:table-column-properties fo:break-before="auto" style:column-width="55.05pt"/>
    </style:style>
    <style:style style:name="co23" style:family="table-column">
      <style:table-column-properties fo:break-before="auto" style:column-width="50.4pt"/>
    </style:style>
    <style:style style:name="co24" style:family="table-column">
      <style:table-column-properties fo:break-before="auto" style:column-width="36.51pt"/>
    </style:style>
    <style:style style:name="co25" style:family="table-column">
      <style:table-column-properties fo:break-before="auto" style:column-width="42.69pt"/>
    </style:style>
    <style:style style:name="co26" style:family="table-column">
      <style:table-column-properties fo:break-before="auto" style:column-width="30.84pt"/>
    </style:style>
    <style:style style:name="co27" style:family="table-column">
      <style:table-column-properties fo:break-before="auto" style:column-width="50.91pt"/>
    </style:style>
    <style:style style:name="co28" style:family="table-column">
      <style:table-column-properties fo:break-before="auto" style:column-width="64.29pt"/>
    </style:style>
    <style:style style:name="co29" style:family="table-column">
      <style:table-column-properties fo:break-before="auto" style:column-width="49.35pt"/>
    </style:style>
    <style:style style:name="co30" style:family="table-column">
      <style:table-column-properties fo:break-before="auto" style:column-width="39.6pt"/>
    </style:style>
    <style:style style:name="co31" style:family="table-column">
      <style:table-column-properties fo:break-before="auto" style:column-width="51.45pt"/>
    </style:style>
    <style:style style:name="co32" style:family="table-column">
      <style:table-column-properties fo:break-before="auto" style:column-width="51.96pt"/>
    </style:style>
    <style:style style:name="co33" style:family="table-column">
      <style:table-column-properties fo:break-before="auto" style:column-width="46.29pt"/>
    </style:style>
    <style:style style:name="co34" style:family="table-column">
      <style:table-column-properties fo:break-before="auto" style:column-width="49.89pt"/>
    </style:style>
    <style:style style:name="co35" style:family="table-column">
      <style:table-column-properties fo:break-before="auto" style:column-width="40.59pt"/>
    </style:style>
    <style:style style:name="co36" style:family="table-column">
      <style:table-column-properties fo:break-before="auto" style:column-width="43.71pt"/>
    </style:style>
    <style:style style:name="co37" style:family="table-column">
      <style:table-column-properties fo:break-before="auto" style:column-width="38.55pt"/>
    </style:style>
    <style:style style:name="co38" style:family="table-column">
      <style:table-column-properties fo:break-before="auto" style:column-width="43.2pt"/>
    </style:style>
    <style:style style:name="co39" style:family="table-column">
      <style:table-column-properties fo:break-before="auto" style:column-width="55.56pt"/>
    </style:style>
    <style:style style:name="co40" style:family="table-column">
      <style:table-column-properties fo:break-before="auto" style:column-width="64.01pt"/>
    </style:style>
    <style:style style:name="ro1" style:family="table-row">
      <style:table-row-properties style:row-height="14.66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glyph-orientation-vertical="0"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
      <style:table-cell-properties style:glyph-orientation-vertical="0"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data-style-name="N1">
      <style:table-cell-properties style:glyph-orientation-vertical="0"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
      <style:table-cell-properties style:glyph-orientation-vertical="0"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text-align-source="fix" style:repeat-content="false"/>
      <style:paragraph-properties fo:text-align="end" fo:margin-left="0pt"/>
    </style:style>
    <style:style style:name="ce8" style:family="table-cell" style:parent-style-name="Default">
      <style:table-cell-properties style:glyph-orientation-vertical="0"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48.87pt" fo:min-width="305.29pt" fo:padding-top="1.59pt" fo:padding-bottom="1.59pt" fo:padding-left="1.59pt" fo:padding-right="1.59pt" fo:wrap-option="no-wrap" draw:shadow="hidden" draw:shadow-offset-x="2.83pt" draw:shadow-offset-y="2.83pt" draw:shadow-color="#000000" draw:caption-escape-direction="auto"/>
    </style:style>
    <style:style style:name="gr2"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66.16pt" fo:min-width="24.75pt" fo:padding-top="1.59pt" fo:padding-bottom="1.59pt" fo:padding-left="1.59pt" fo:padding-right="1.59pt" fo:wrap-option="no-wrap" draw:shadow="hidden" draw:shadow-offset-x="2.83pt" draw:shadow-offset-y="2.83pt" draw:shadow-color="#000000" draw:caption-escape-direction="auto"/>
    </style:style>
    <style:style style:name="gr3"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77.41pt" fo:min-width="44.53pt" fo:padding-top="1.59pt" fo:padding-bottom="1.59pt" fo:padding-left="1.59pt" fo:padding-right="1.59pt" fo:wrap-option="no-wrap" draw:shadow="hidden" draw:shadow-offset-x="2.83pt" draw:shadow-offset-y="2.83pt" draw:shadow-color="#000000" draw:caption-escape-direction="auto"/>
    </style:style>
    <style:style style:name="gr4"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48.87pt" fo:min-width="96.07pt" fo:padding-top="1.59pt" fo:padding-bottom="1.59pt" fo:padding-left="1.59pt" fo:padding-right="1.59pt" fo:wrap-option="no-wrap" draw:shadow="hidden" draw:shadow-offset-x="2.83pt" draw:shadow-offset-y="2.83pt" draw:shadow-color="#000000" draw:caption-escape-direction="auto"/>
    </style:style>
    <style:style style:name="gr5"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54.91pt" fo:min-width="100.01pt" fo:padding-top="1.59pt" fo:padding-bottom="1.59pt" fo:padding-left="1.59pt" fo:padding-right="1.59pt" fo:wrap-option="no-wrap" draw:shadow="hidden" draw:shadow-offset-x="2.83pt" draw:shadow-offset-y="2.83pt" draw:shadow-color="#000000" draw:caption-escape-direction="auto"/>
    </style:style>
    <style:style style:name="gr6"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48.87pt" fo:min-width="117.44pt" fo:padding-top="1.59pt" fo:padding-bottom="1.59pt" fo:padding-left="1.59pt" fo:padding-right="1.59pt" fo:wrap-option="no-wrap" draw:shadow="hidden" draw:shadow-offset-x="2.83pt" draw:shadow-offset-y="2.83pt" draw:shadow-color="#000000" draw:caption-escape-direction="auto"/>
    </style:style>
    <style:style style:name="gr7"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48.87pt" fo:min-width="128.58pt" fo:padding-top="1.59pt" fo:padding-bottom="1.59pt" fo:padding-left="1.59pt" fo:padding-right="1.59pt" fo:wrap-option="no-wrap" draw:shadow="hidden" draw:shadow-offset-x="2.83pt" draw:shadow-offset-y="2.83pt" draw:shadow-color="#000000" draw:caption-escape-direction="auto"/>
    </style:style>
    <style:style style:name="gr8"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66.16pt" fo:min-width="33.42pt" fo:padding-top="1.59pt" fo:padding-bottom="1.59pt" fo:padding-left="1.59pt" fo:padding-right="1.59pt" fo:wrap-option="no-wrap" draw:shadow="hidden" draw:shadow-offset-x="2.83pt" draw:shadow-offset-y="2.83pt" draw:shadow-color="#000000" draw:caption-escape-direction="auto"/>
    </style:style>
    <style:style style:name="gr9"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48.87pt" fo:min-width="58.03pt" fo:padding-top="1.59pt" fo:padding-bottom="1.59pt" fo:padding-left="1.59pt" fo:padding-right="1.59pt" fo:wrap-option="no-wrap" draw:shadow="hidden" draw:shadow-offset-x="2.83pt" draw:shadow-offset-y="2.83pt" draw:shadow-color="#000000" draw:caption-escape-direction="auto"/>
    </style:style>
    <style:style style:name="gr10"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77.33pt" fo:min-width="187.23pt" fo:padding-top="1.59pt" fo:padding-bottom="1.59pt" fo:padding-left="1.59pt" fo:padding-right="1.59pt" fo:wrap-option="no-wrap" draw:shadow="hidden" draw:shadow-offset-x="2.83pt" draw:shadow-offset-y="2.83pt" draw:shadow-color="#000000" draw:caption-escape-direction="auto"/>
    </style:style>
    <style:style style:name="gr11" style:family="graphic">
      <style:graphic-properties draw:stroke="solid" svg:stroke-width="0.74pt" svg:stroke-color="#000000" draw:marker-start="msArrowEnd_20_5" draw:marker-start-width="5.95pt" draw:marker-start-center="false" draw:stroke-linejoin="miter" svg:stroke-linecap="square" draw:fill="solid" draw:fill-color="#ffffc0" draw:textarea-horizontal-align="justify" draw:textarea-vertical-align="top" draw:auto-grow-height="false" draw:auto-grow-width="false" fo:min-height="99.18pt" fo:min-width="88.92pt" fo:padding-top="1.59pt" fo:padding-bottom="1.59pt" fo:padding-left="1.59pt" fo:padding-right="1.59pt" fo:wrap-option="no-wrap" draw:shadow="hidden" draw:shadow-offset-x="2.83pt" draw:shadow-offset-y="2.83pt"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Default"/>
        <table:table-column table:style-name="co2" table:default-cell-style-name="ce2"/>
        <table:table-column table:style-name="co3" table:default-cell-style-name="ce5"/>
        <table:table-column table:style-name="co4" table:default-cell-style-name="ce2"/>
        <table:table-column table:style-name="co5" table:default-cell-style-name="ce2"/>
        <table:table-column table:style-name="co2" table:number-columns-repeated="2" table:default-cell-style-name="ce2"/>
        <table:table-column table:style-name="co6" table:default-cell-style-name="ce5"/>
        <table:table-column table:style-name="co7" table:default-cell-style-name="ce2"/>
        <table:table-column table:style-name="co8" table:default-cell-style-name="ce2"/>
        <table:table-column table:style-name="co9" table:default-cell-style-name="ce8"/>
        <table:table-column table:style-name="co10" table:default-cell-style-name="ce2"/>
        <table:table-column table:style-name="co11" table:default-cell-style-name="ce8"/>
        <table:table-column table:style-name="co12" table:default-cell-style-name="ce2"/>
        <table:table-column table:style-name="co13" table:default-cell-style-name="ce2"/>
        <table:table-column table:style-name="co8" table:default-cell-style-name="ce8"/>
        <table:table-column table:style-name="co14" table:default-cell-style-name="ce8"/>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8" table:default-cell-style-name="ce2"/>
        <table:table-column table:style-name="co24" table:default-cell-style-name="ce2"/>
        <table:table-column table:style-name="co25" table:default-cell-style-name="ce2"/>
        <table:table-column table:style-name="co26" table:default-cell-style-name="ce2"/>
        <table:table-column table:style-name="co27" table:default-cell-style-name="ce2"/>
        <table:table-column table:style-name="co17" table:default-cell-style-name="ce2"/>
        <table:table-column table:style-name="co28" table:default-cell-style-name="ce2"/>
        <table:table-column table:style-name="co29" table:default-cell-style-name="ce2"/>
        <table:table-column table:style-name="co12" table:default-cell-style-name="ce8"/>
        <table:table-column table:style-name="co29" table:default-cell-style-name="ce8"/>
        <table:table-column table:style-name="co30" table:default-cell-style-name="ce8"/>
        <table:table-column table:style-name="co29" table:default-cell-style-name="ce8"/>
        <table:table-column table:style-name="co31" table:default-cell-style-name="ce8"/>
        <table:table-column table:style-name="co23" table:default-cell-style-name="ce8"/>
        <table:table-column table:style-name="co14" table:default-cell-style-name="ce8"/>
        <table:table-column table:style-name="co29" table:default-cell-style-name="ce8"/>
        <table:table-column table:style-name="co32" table:default-cell-style-name="ce8"/>
        <table:table-column table:style-name="co33" table:default-cell-style-name="ce8"/>
        <table:table-column table:style-name="co10" table:default-cell-style-name="ce8"/>
        <table:table-column table:style-name="co34" table:default-cell-style-name="ce2"/>
        <table:table-column table:style-name="co30"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10" table:default-cell-style-name="ce2"/>
        <table:table-column table:style-name="co39" table:default-cell-style-name="ce2"/>
        <table:table-column table:style-name="co32" table:default-cell-style-name="ce2"/>
        <table:table-column table:style-name="co7" table:default-cell-style-name="ce2"/>
        <table:table-column table:style-name="co37" table:default-cell-style-name="ce2"/>
        <table:table-column table:style-name="co40" table:number-columns-repeated="3" table:default-cell-style-name="ce2"/>
        <table:table-column table:style-name="co40" table:number-columns-repeated="3" table:default-cell-style-name="Default"/>
        <table:table-row table:style-name="ro1">
          <table:table-cell office:value-type="string" calcext:value-type="string">
            <text:p>ord</text:p>
          </table:table-cell>
          <table:table-cell table:style-name="ce1" office:value-type="string" calcext:value-type="string">
            <text:p>term</text:p>
          </table:table-cell>
          <table:table-cell table:style-name="ce3" office:value-type="string" calcext:value-type="string">
            <text:p>noCG</text:p>
          </table:table-cell>
          <table:table-cell table:style-name="ce1" office:value-type="string" calcext:value-type="string">
            <text:p>mo</text:p>
          </table:table-cell>
          <table:table-cell table:style-name="ce1" office:value-type="string" calcext:value-type="string">
            <text:p>dy</text:p>
          </table:table-cell>
          <table:table-cell table:style-name="ce1" office:value-type="string" calcext:value-type="string">
            <text:p>yr</text:p>
          </table:table-cell>
          <table:table-cell table:style-name="ce3" office:value-type="string" calcext:value-type="string">
            <text:p>folio</text:p>
          </table:table-cell>
          <table:table-cell table:style-name="ce6" office:value-type="string" calcext:value-type="string">
            <office:annotation draw:style-name="gr1" draw:text-style-name="P2" svg:width="319.46pt" svg:height="56.24pt" svg:x="802.01pt" svg:y="2.24pt" draw:caption-point-x="-561.6pt" draw:caption-point-y="-1.96pt">
              <dc:date>2021-02-04T00:00:00</dc:date>
              <text:p text:style-name="P1"><text:span text:style-name="T1">0: Ordinaria</text:span></text:p>
              <text:p text:style-name="P1"><text:span text:style-name="T1">1: Extraordinaria</text:span></text:p>
              <text:p text:style-name="P1"><text:span text:style-name="T1">2: Especial</text:span></text:p>
            </office:annotation>
            <text:p>tipo</text:p>
          </table:table-cell>
          <table:table-cell table:style-name="ce1" office:value-type="string" calcext:value-type="string">
            <office:annotation draw:style-name="gr2" draw:text-style-name="P2" svg:width="38.92pt" svg:height="73.53pt" svg:x="747.78pt" svg:y="2.24pt" draw:caption-point-x="-429.17pt" draw:caption-point-y="-1.96pt">
              <dc:date>2021-02-04T00:00:00</dc:date>
              <text:p text:style-name="P1"><text:span text:style-name="T1">NA: Mariana no lo registra</text:span></text:p>
              <text:p text:style-name="P1"><text:span text:style-name="T1"/></text:p>
            </office:annotation>
            <text:p>proposer_mm</text:p>
          </table:table-cell>
          <table:table-cell table:style-name="ce1" office:value-type="string" calcext:value-type="string">
            <office:annotation draw:style-name="gr3" draw:text-style-name="P2" svg:width="58.71pt" svg:height="84.78pt" svg:x="693.07pt" svg:y="2.24pt" draw:caption-point-x="-336.42pt" draw:caption-point-y="-1.96pt">
              <dc:date>2021-02-04T00:00:00</dc:date>
              <text:p text:style-name="P1"><text:span text:style-name="T1">0: no</text:span></text:p>
              <text:p text:style-name="P1"><text:span text:style-name="T1">1: si</text:span></text:p>
              <text:p text:style-name="P1"><text:span text:style-name="T1">NA: Mariana no lo registra</text:span></text:p>
              <text:p text:style-name="P1"><text:span text:style-name="T1"/></text:p>
              <text:p text:style-name="P1"><text:span text:style-name="T1"/></text:p>
            </office:annotation>
            <text:p>modif</text:p>
          </table:table-cell>
          <table:table-cell table:style-name="ce1" office:value-type="string" calcext:value-type="string">
            <office:annotation draw:style-name="gr4" draw:text-style-name="P2" svg:width="110.24pt" svg:height="56.24pt" svg:x="673.11pt" svg:y="2.24pt" draw:caption-point-x="-244.46pt" draw:caption-point-y="-1.96pt">
              <dc:date>2021-02-04T00:00:00</dc:date>
              <text:p text:style-name="P1"><text:span text:style-name="T1">0: general</text:span></text:p>
              <text:p text:style-name="P1"><text:span text:style-name="T1">1: particular</text:span></text:p>
            </office:annotation>
            <text:p>generopartic</text:p>
          </table:table-cell>
          <table:table-cell table:style-name="ce1" office:value-type="string" calcext:value-type="string">
            <office:annotation draw:style-name="gr5" draw:text-style-name="P2" svg:width="114.18pt" svg:height="62.28pt" svg:x="555.68pt" svg:y="2.24pt" draw:caption-point-x="-93.06pt" draw:caption-point-y="-1.96pt">
              <dc:date>2021-02-04T00:00:00</dc:date>
              <text:p text:style-name="P1"><text:span text:style-name="T1">0: Administrativa</text:span></text:p>
              <text:p text:style-name="P1"><text:span text:style-name="T1">1: Electoral</text:span></text:p>
              <text:p text:style-name="P1"><text:span text:style-name="T1">2: Quejas</text:span></text:p>
              <text:p text:style-name="P1"><text:span text:style-name="T1">3: Financiamiento a Partidos o APN</text:span></text:p>
            </office:annotation>
            <text:p>tema</text:p>
          </table:table-cell>
          <table:table-cell table:style-name="ce1" office:value-type="string" calcext:value-type="string">
            <office:annotation draw:style-name="gr6" draw:text-style-name="P2" svg:width="131.61pt" svg:height="56.24pt" svg:x="748.66pt" svg:y="2.24pt" draw:caption-point-x="-212pt" draw:caption-point-y="-1.96pt">
              <dc:date>2021-02-04T00:00:00</dc:date>
              <text:p text:style-name="P1"><text:span text:style-name="T1">0: acuerdo</text:span></text:p>
              <text:p text:style-name="P1"><text:span text:style-name="T1">1: resolución</text:span></text:p>
            </office:annotation>
            <text:p>acuerdoresol</text:p>
          </table:table-cell>
          <table:table-cell table:style-name="ce1" office:value-type="string" calcext:value-type="string">
            <office:annotation draw:style-name="gr7" draw:text-style-name="P2" svg:width="142.75pt" svg:height="56.24pt" svg:x="764.87pt" svg:y="2.24pt" draw:caption-point-x="-186.58pt" draw:caption-point-y="-1.96pt">
              <dc:date>2021-02-04T00:00:00</dc:date>
              <text:p text:style-name="P1"><text:span text:style-name="T1">0: individual</text:span></text:p>
              <text:p text:style-name="P1"><text:span text:style-name="T1">1: conjunto</text:span></text:p>
            </office:annotation>
            <text:p>logroll</text:p>
          </table:table-cell>
          <table:table-cell table:style-name="ce1" office:value-type="string" calcext:value-type="string">
            <office:annotation draw:style-name="gr8" draw:text-style-name="P2" svg:width="47.59pt" svg:height="73.53pt" svg:x="851.92pt" svg:y="2.24pt" draw:caption-point-x="-208.83pt" draw:caption-point-y="-1.96pt">
              <dc:date>2021-02-04T00:00:00</dc:date>
              <text:p text:style-name="P1"><text:span text:style-name="T1">NA: fue votado de manera individual</text:span></text:p>
            </office:annotation>
            <text:p>numconjun</text:p>
          </table:table-cell>
          <table:table-cell table:style-name="ce1" office:value-type="string" calcext:value-type="string">
            <office:annotation draw:style-name="gr9" draw:text-style-name="P2" svg:width="72.2pt" svg:height="56.24pt" svg:x="844.81pt" svg:y="2.24pt" draw:caption-point-x="-163.64pt" draw:caption-point-y="-1.96pt">
              <dc:date>2021-02-04T00:00:00</dc:date>
              <text:p text:style-name="P1"><text:span text:style-name="T1">0: aprobado</text:span></text:p>
              <text:p text:style-name="P1"><text:span text:style-name="T1">1: rechazado</text:span></text:p>
            </office:annotation>
            <text:p>result</text:p>
          </table:table-cell>
          <table:table-cell table:style-name="ce1" office:value-type="string" calcext:value-type="string">
            <text:p>dunan</text:p>
          </table:table-cell>
          <table:table-cell table:style-name="ce1" office:value-type="string" calcext:value-type="string">
            <office:annotation draw:style-name="gr10" draw:text-style-name="P2" svg:width="201.4pt" svg:height="84.7pt" svg:x="930.05pt" svg:y="21.77pt" draw:caption-point-x="-141.39pt" draw:caption-point-y="-21.49pt">
              <dc:date>2021-02-04T00:00:00</dc:date>
              <text:p text:style-name="P1"><text:span text:style-name="T1">1: a favor</text:span></text:p>
              <text:p text:style-name="P1"><text:span text:style-name="T1">2: en contra</text:span></text:p>
              <text:p text:style-name="P1"><text:span text:style-name="T1">3: abstención</text:span></text:p>
              <text:p text:style-name="P1"><text:span text:style-name="T1">4: ausente</text:span></text:p>
              <text:p text:style-name="P1"><text:span text:style-name="T1">5: Ausente, pero había ya había votado en ese día</text:span></text:p>
              <text:p text:style-name="P1"><text:span text:style-name="T1">6: Presente pero no votó</text:span></text:p>
            </office:annotation>
            <text:p>woldenberg</text:p>
          </table:table-cell>
          <table:table-cell table:style-name="ce1" office:value-type="string" calcext:value-type="string">
            <text:p>barragan</text:p>
          </table:table-cell>
          <table:table-cell table:style-name="ce1" office:value-type="string" calcext:value-type="string">
            <text:p>cantu</text:p>
          </table:table-cell>
          <table:table-cell table:style-name="ce1" office:value-type="string" calcext:value-type="string">
            <text:p>cardenas</text:p>
          </table:table-cell>
          <table:table-cell table:style-name="ce1" office:value-type="string" calcext:value-type="string">
            <text:p>lujambio</text:p>
          </table:table-cell>
          <table:table-cell table:style-name="ce1" office:value-type="string" calcext:value-type="string">
            <text:p>merino</text:p>
          </table:table-cell>
          <table:table-cell table:style-name="ce1" office:value-type="string" calcext:value-type="string">
            <text:p>molinar</text:p>
          </table:table-cell>
          <table:table-cell table:style-name="ce1" office:value-type="string" calcext:value-type="string">
            <text:p>peschard</text:p>
          </table:table-cell>
          <table:table-cell table:style-name="ce1" office:value-type="string" calcext:value-type="string">
            <text:p>zebadua</text:p>
          </table:table-cell>
          <table:table-cell table:style-name="ce1" office:value-type="string" calcext:value-type="string">
            <text:p>rivera</text:p>
          </table:table-cell>
          <table:table-cell table:style-name="ce1" office:value-type="string" calcext:value-type="string">
            <text:p>luken</text:p>
          </table:table-cell>
          <table:table-cell table:style-name="ce1" office:value-type="string" calcext:value-type="string">
            <office:annotation draw:style-name="gr11" draw:text-style-name="P2" svg:width="103.1pt" svg:height="106.55pt" svg:x="2145.63pt" svg:y="0.68pt" draw:caption-point-x="-845.32pt" draw:caption-point-y="-0.4pt">
              <dc:date>2021-02-04T00:00:00</dc:date>
              <text:p text:style-name="P1"><text:span text:style-name="T1">1: a favor</text:span></text:p>
              <text:p text:style-name="P1"><text:span text:style-name="T1">2: en contra</text:span></text:p>
              <text:p text:style-name="P1"><text:span text:style-name="T1">3: abstención</text:span></text:p>
              <text:p text:style-name="P1"><text:span text:style-name="T1">4: ausente</text:span></text:p>
              <text:p text:style-name="P1"><text:span text:style-name="T1">5: Ausente, pero ya había votado en ese día</text:span></text:p>
              <text:p text:style-name="P1"><text:span text:style-name="T1">6: Presente pero no votó</text:span></text:p>
            </office:annotation>
            <text:p>ugalde</text:p>
          </table:table-cell>
          <table:table-cell table:style-name="ce1" office:value-type="string" calcext:value-type="string">
            <text:p>albo</text:p>
          </table:table-cell>
          <table:table-cell table:style-name="ce1" office:value-type="string" calcext:value-type="string">
            <text:p>glezluna</text:p>
          </table:table-cell>
          <table:table-cell table:style-name="ce1" office:value-type="string" calcext:value-type="string">
            <text:p>latapi</text:p>
          </table:table-cell>
          <table:table-cell table:style-name="ce1" office:value-type="string" calcext:value-type="string">
            <text:p>lopezflores</text:p>
          </table:table-cell>
          <table:table-cell table:style-name="ce1" office:value-type="string" calcext:value-type="string">
            <text:p>morales</text:p>
          </table:table-cell>
          <table:table-cell table:style-name="ce1" office:value-type="string" calcext:value-type="string">
            <text:p>valdes</text:p>
          </table:table-cell>
          <table:table-cell table:style-name="ce1" office:value-type="string" calcext:value-type="string">
            <text:p>andrade</text:p>
          </table:table-cell>
          <table:table-cell table:style-name="ce1" office:value-type="string" calcext:value-type="string">
            <text:p>banos</text:p>
          </table:table-cell>
          <table:table-cell table:style-name="ce1" office:value-type="string" calcext:value-type="string">
            <text:p>cordova</text:p>
          </table:table-cell>
          <table:table-cell table:style-name="ce1" office:value-type="string" calcext:value-type="string">
            <text:p>elizondo</text:p>
          </table:table-cell>
          <table:table-cell table:style-name="ce1" office:value-type="string" calcext:value-type="string">
            <text:p>figueroa</text:p>
          </table:table-cell>
          <table:table-cell table:style-name="ce1" office:value-type="string" calcext:value-type="string">
            <text:p>garcia</text:p>
          </table:table-cell>
          <table:table-cell table:style-name="ce1" office:value-type="string" calcext:value-type="string">
            <text:p>alcantar</text:p>
          </table:table-cell>
          <table:table-cell table:style-name="ce1" office:value-type="string" calcext:value-type="string">
            <text:p>guerrero</text:p>
          </table:table-cell>
          <table:table-cell table:style-name="ce1" office:value-type="string" calcext:value-type="string">
            <text:p>marvan</text:p>
          </table:table-cell>
          <table:table-cell table:style-name="ce1" office:value-type="string" calcext:value-type="string">
            <text:p>nacif</text:p>
          </table:table-cell>
          <table:table-cell table:style-name="ce1" office:value-type="string" calcext:value-type="string">
            <text:p>sanchez</text:p>
          </table:table-cell>
          <table:table-cell table:style-name="ce1" office:value-type="string" calcext:value-type="string">
            <text:p>segob</text:p>
          </table:table-cell>
          <table:table-cell table:style-name="ce1" office:value-type="string" calcext:value-type="string">
            <text:p>senpri</text:p>
          </table:table-cell>
          <table:table-cell table:style-name="ce1" office:value-type="string" calcext:value-type="string">
            <text:p>senprd</text:p>
          </table:table-cell>
          <table:table-cell table:style-name="ce1" office:value-type="string" calcext:value-type="string">
            <text:p>dippri</text:p>
          </table:table-cell>
          <table:table-cell table:style-name="ce1" office:value-type="string" calcext:value-type="string">
            <text:p>dippan</text:p>
          </table:table-cell>
          <table:table-cell table:style-name="ce1" office:value-type="string" calcext:value-type="string">
            <text:p>creel</text:p>
          </table:table-cell>
          <table:table-cell table:style-name="ce1" office:value-type="string" calcext:value-type="string">
            <text:p>granados</text:p>
          </table:table-cell>
          <table:table-cell table:style-name="ce1" office:value-type="string" calcext:value-type="string">
            <text:p>zertuche</text:p>
          </table:table-cell>
          <table:table-cell table:style-name="ce1" office:value-type="string" calcext:value-type="string">
            <text:p>ortiz pinchetti</text:p>
          </table:table-cell>
          <table:table-cell table:style-name="ce1" office:value-type="string" calcext:value-type="string">
            <text:p>pozas</text:p>
          </table:table-cell>
          <table:table-cell table:style-name="ce1" office:value-type="string" calcext:value-type="string">
            <text:p>¿impugnación ante el TRIFE?</text:p>
          </table:table-cell>
          <table:table-cell table:style-name="ce1" office:value-type="string" calcext:value-type="string">
            <text:p>Folio TRIFE</text:p>
          </table:table-cell>
          <table:table-cell table:style-name="ce1" office:value-type="string" calcext:value-type="string">
            <text:p>proposer sg</text:p>
          </table:table-cell>
          <table:table-cell table:style-name="ce1" office:value-type="string" calcext:value-type="string">
            <text:p>captura</text:p>
          </table:table-cell>
          <table:table-cell table:style-name="ce1" office:value-type="string" calcext:value-type="string">
            <text:p>notas</text:p>
          </table:table-cell>
          <table:table-cell table:style-name="ce1" office:value-type="string" calcext:value-type="string">
            <text:p>acuerdo</text:p>
          </table:table-cell>
        </table:table-row>
        <table:table-row table:style-name="ro1">
          <table:table-cell office:value-type="float" office:value="1" calcext:value-type="float">
            <text:p>1</text:p>
          </table:table-cell>
          <table:table-cell office:value-type="float" office:value="9" calcext:value-type="float">
            <text:p>9</text:p>
          </table:table-cell>
          <table:table-cell table:style-name="Default" office:value-type="float" office:value="663" calcext:value-type="float">
            <text:p>663</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table:style-name="ce7" office:value-type="float" office:value="0" calcext:value-type="float">
            <text:p>0</text:p>
          </table:table-cell>
          <table:table-cell table:style-name="Default"/>
          <table:table-cell table:style-name="Default" office:value-type="float" office:value="0" calcext:value-type="float">
            <text:p>0</text:p>
          </table:table-cell>
          <table:table-cell table:style-name="Default" table:number-columns-repeated="2"/>
          <table:table-cell table:style-name="ce7" office:value-type="float" office:value="0" calcext:value-type="float">
            <text:p>0</text:p>
          </table:table-cell>
          <table:table-cell table:style-name="ce7" office:value-type="float" office:value="1" calcext:value-type="float">
            <text:p>1</text:p>
          </table:table-cell>
          <table:table-cell table:style-name="Default" table:number-columns-repeated="17"/>
          <table:table-cell table:style-name="Default" office:value-type="float" office:value="1" calcext:value-type="float">
            <text:p>1</text:p>
          </table:table-cell>
          <table:table-cell table:style-name="Default"/>
          <table:table-cell table:number-columns-repeated="5" table:style-name="Default" office:value-type="float" office:value="1" calcext:value-type="float">
            <text:p>1</text:p>
          </table:table-cell>
          <table:table-cell table:style-name="Default"/>
          <table:table-cell table:number-columns-repeated="3" table:style-name="Default" office:value-type="float" office:value="1" calcext:value-type="float">
            <text:p>1</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Acuerdo del Consejo General del Instituto Federal Electoral por el que se aprueba y ordena la publicación del Catálogo de Emisoras para el Proceso Electoral Extraordinario en el Municipio de Mama en el estado de Yucatán y se determina el tiempo que se destinará a los partidos políticos.</text:p>
          </table:table-cell>
        </table:table-row>
        <table:table-row table:style-name="ro1">
          <table:table-cell office:value-type="float" office:value="2" calcext:value-type="float">
            <text:p>2</text:p>
          </table:table-cell>
          <table:table-cell office:value-type="float" office:value="9" calcext:value-type="float">
            <text:p>9</text:p>
          </table:table-cell>
          <table:table-cell table:style-name="Default" office:value-type="float" office:value="664" calcext:value-type="float">
            <text:p>664</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table:style-name="ce7" office:value-type="float" office:value="0" calcext:value-type="float">
            <text:p>0</text:p>
          </table:table-cell>
          <table:table-cell table:style-name="Default"/>
          <table:table-cell table:style-name="Default" office:value-type="float" office:value="0" calcext:value-type="float">
            <text:p>0</text:p>
          </table:table-cell>
          <table:table-cell table:style-name="Default" table:number-columns-repeated="2"/>
          <table:table-cell table:style-name="ce7" office:value-type="float" office:value="0" calcext:value-type="float">
            <text:p>0</text:p>
          </table:table-cell>
          <table:table-cell table:style-name="ce7" office:value-type="float" office:value="1" calcext:value-type="float">
            <text:p>1</text:p>
          </table:table-cell>
          <table:table-cell table:style-name="Default" table:number-columns-repeated="17"/>
          <table:table-cell table:style-name="Default" office:value-type="float" office:value="1" calcext:value-type="float">
            <text:p>1</text:p>
          </table:table-cell>
          <table:table-cell table:style-name="Default"/>
          <table:table-cell table:number-columns-repeated="5" table:style-name="Default" office:value-type="float" office:value="1" calcext:value-type="float">
            <text:p>1</text:p>
          </table:table-cell>
          <table:table-cell table:style-name="Default"/>
          <table:table-cell table:number-columns-repeated="3" table:style-name="Default" office:value-type="float" office:value="1" calcext:value-type="float">
            <text:p>1</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Acuerdo del Consejo General del Instituto Federal Electoral por el que se establecen los criterios generales que deberán observarse para la presentación de las propuestas de los Convenios de Apoyo y Colaboración y sus Anexos Técnicos que celebre el Instituto Federal Electoral con los organismos electorales de las entidades federativasen materia de organización de elecciones no coincidentes. Se votó tomando en consideración la fe de erratas circulada previamente.</text:p>
          </table:table-cell>
        </table:table-row>
        <table:table-row table:style-name="ro1">
          <table:table-cell office:value-type="float" office:value="3" calcext:value-type="float">
            <text:p>3</text:p>
          </table:table-cell>
          <table:table-cell office:value-type="float" office:value="9" calcext:value-type="float">
            <text:p>9</text:p>
          </table:table-cell>
          <table:table-cell table:style-name="Default" office:value-type="float" office:value="665" calcext:value-type="float">
            <text:p>665</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table:style-name="ce7" office:value-type="float" office:value="0" calcext:value-type="float">
            <text:p>0</text:p>
          </table:table-cell>
          <table:table-cell table:style-name="Default"/>
          <table:table-cell table:style-name="Default" office:value-type="float" office:value="0" calcext:value-type="float">
            <text:p>0</text:p>
          </table:table-cell>
          <table:table-cell table:style-name="Default" table:number-columns-repeated="2"/>
          <table:table-cell table:style-name="ce7" office:value-type="float" office:value="0" calcext:value-type="float">
            <text:p>0</text:p>
          </table:table-cell>
          <table:table-cell table:style-name="ce7" office:value-type="float" office:value="1" calcext:value-type="float">
            <text:p>1</text:p>
          </table:table-cell>
          <table:table-cell table:style-name="Default" table:number-columns-repeated="17"/>
          <table:table-cell table:style-name="Default" office:value-type="float" office:value="1" calcext:value-type="float">
            <text:p>1</text:p>
          </table:table-cell>
          <table:table-cell table:style-name="Default"/>
          <table:table-cell table:number-columns-repeated="5" table:style-name="Default" office:value-type="float" office:value="1" calcext:value-type="float">
            <text:p>1</text:p>
          </table:table-cell>
          <table:table-cell table:style-name="Default"/>
          <table:table-cell table:number-columns-repeated="3" table:style-name="Default" office:value-type="float" office:value="1" calcext:value-type="float">
            <text:p>1</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Acuerdo del Consejo General del Instituto Federal Electoral por el que se crea el grupo de trabajo para coordinar la redacción del Libro Blanco del Proceso Electoral Federal 2011-2012. Se votó tomando en consideración las siguientes propuestas: Las formuladas por el Consejero Electoral Dr. Benito Nacif Hernández a fin de modificar los Considerandos 16 y 17 así como el Punto de Acuerdo Segundo en los términos por él planteados. Las propuestas formuladas por el Consejero Electoral Mtro. Marco Antonio Baños Martínez a fin de modificar el Punto de Acuerdo Primero en su párrafo 3 para incluir en esta propuesta la modificación del plazo para la presentación de los resultados de este grupo de trabajo. De la misma manera incorporar dos nuevos párrafosuno en el sentido de considerar la participación de los partidos políticos y de los Consejeros del Poder Legislativo ante el Consejo General y considerar la función que tienen las Juntas Ejecutivas Distritales para la realización de las Memorias sobre los procesos electorales.</text:p>
          </table:table-cell>
        </table:table-row>
        <table:table-row table:style-name="ro1">
          <table:table-cell office:value-type="float" office:value="4" calcext:value-type="float">
            <text:p>4</text:p>
          </table:table-cell>
          <table:table-cell office:value-type="float" office:value="9" calcext:value-type="float">
            <text:p>9</text:p>
          </table:table-cell>
          <table:table-cell table:style-name="Default" office:value-type="float" office:value="666" calcext:value-type="float">
            <text:p>666</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table:style-name="ce7" office:value-type="float" office:value="0" calcext:value-type="float">
            <text:p>0</text:p>
          </table:table-cell>
          <table:table-cell table:style-name="Default"/>
          <table:table-cell table:style-name="Default" office:value-type="float" office:value="1" calcext:value-type="float">
            <text:p>1</text:p>
          </table:table-cell>
          <table:table-cell table:style-name="Default" table:number-columns-repeated="2"/>
          <table:table-cell table:style-name="ce7" office:value-type="float" office:value="0" calcext:value-type="float">
            <text:p>0</text:p>
          </table:table-cell>
          <table:table-cell table:style-name="ce7" office:value-type="float" office:value="1" calcext:value-type="float">
            <text:p>1</text:p>
          </table:table-cell>
          <table:table-cell table:style-name="Default" table:number-columns-repeated="17"/>
          <table:table-cell table:style-name="Default" office:value-type="float" office:value="1" calcext:value-type="float">
            <text:p>1</text:p>
          </table:table-cell>
          <table:table-cell table:style-name="Default"/>
          <table:table-cell table:number-columns-repeated="5" table:style-name="Default" office:value-type="float" office:value="1" calcext:value-type="float">
            <text:p>1</text:p>
          </table:table-cell>
          <table:table-cell table:style-name="Default"/>
          <table:table-cell table:number-columns-repeated="3" table:style-name="Default" office:value-type="float" office:value="1" calcext:value-type="float">
            <text:p>1</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sobre la procedencia constitucional y legal de las modificaciones a los Estatutos del Partido Político Nacional denominado Movimiento Ciudadano. Se votó tomando en consideración la propuesta formulada de modificación al Resolutivo Segundo por los Consejeros Electorales Mtro. Marco Antonio Baños Martínez y Dr. Sergio García Ramírez.</text:p>
          </table:table-cell>
        </table:table-row>
        <table:table-row table:style-name="ro1">
          <table:table-cell office:value-type="float" office:value="5" calcext:value-type="float">
            <text:p>5</text:p>
          </table:table-cell>
          <table:table-cell office:value-type="float" office:value="9" calcext:value-type="float">
            <text:p>9</text:p>
          </table:table-cell>
          <table:table-cell table:style-name="Default" office:value-type="float" office:value="667" calcext:value-type="float">
            <text:p>667</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table:style-name="ce7" office:value-type="float" office:value="0" calcext:value-type="float">
            <text:p>0</text:p>
          </table:table-cell>
          <table:table-cell table:style-name="Default"/>
          <table:table-cell table:style-name="Default" office:value-type="float" office:value="1" calcext:value-type="float">
            <text:p>1</text:p>
          </table:table-cell>
          <table:table-cell table:style-name="Default" table:number-columns-repeated="2"/>
          <table:table-cell table:style-name="ce7" office:value-type="float" office:value="0" calcext:value-type="float">
            <text:p>0</text:p>
          </table:table-cell>
          <table:table-cell table:style-name="ce7" office:value-type="float" office:value="1" calcext:value-type="float">
            <text:p>1</text:p>
          </table:table-cell>
          <table:table-cell table:style-name="Default" table:number-columns-repeated="17"/>
          <table:table-cell table:style-name="Default" office:value-type="float" office:value="1" calcext:value-type="float">
            <text:p>1</text:p>
          </table:table-cell>
          <table:table-cell table:style-name="Default"/>
          <table:table-cell table:number-columns-repeated="5" table:style-name="Default" office:value-type="float" office:value="1" calcext:value-type="float">
            <text:p>1</text:p>
          </table:table-cell>
          <table:table-cell table:style-name="Default"/>
          <table:table-cell table:number-columns-repeated="3" table:style-name="Default" office:value-type="float" office:value="1" calcext:value-type="float">
            <text:p>1</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sobre la procedencia constitucional y legal de las modificaciones a los Estatutos de la Agrupación Política Nacional denominada Fuerza Autónoma Mexicana.</text:p>
          </table:table-cell>
        </table:table-row>
        <table:table-row table:style-name="ro1">
          <table:table-cell office:value-type="float" office:value="6" calcext:value-type="float">
            <text:p>6</text:p>
          </table:table-cell>
          <table:table-cell office:value-type="float" office:value="9" calcext:value-type="float">
            <text:p>9</text:p>
          </table:table-cell>
          <table:table-cell table:style-name="ce4" office:value-type="float" office:value="674" calcext:value-type="float">
            <text:p>674</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10" calcext:value-type="float">
            <text:p>891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table:style-name="Default" office:value-type="float" office:value="1" calcext:value-type="float">
            <text:p>1</text:p>
          </table:table-cell>
          <table:table-cell table:style-name="Default"/>
          <table:table-cell table:number-columns-repeated="5" table:style-name="Default" office:value-type="float" office:value="1" calcext:value-type="float">
            <text:p>1</text:p>
          </table:table-cell>
          <table:table-cell table:style-name="Default"/>
          <table:table-cell table:number-columns-repeated="3" table:style-name="Default"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l procedimiento especial sancionador incoado con motivo de la denuncia interpuesta por el C. C José Fernando Palomares Mendoza en contra de los CC. Eviel Pérez MagañaHéctor Pablo Ramírez Puga Leyva Sofía Castro Ríos y Margarita Liborio Arrazola en su calidad de otrora Diputados Federales de la LXI Legislatura de la Cámara de Diputados del H. Congreso de la Unión; de los CC. María Mercedes Rojas Saldaña Martín de Jesús Vásquez Villanueva y Marco Antonio Hernández Cuevas en su calidad de Diputados Locales de la LXI Legislatura del Congreso del Estado Libre y Soberano de Oaxaca; del Partido Revolucionario Institucional así como de diversos concesionarios de Radio y Televisión por hechos que considera constituyen infracciones al Código Federal de Instituciones y Procedimientos Electorales identificado con el número de expediente SCG/PE/JFPM/JL/OAX/098/PEF/14/2011.</text:p>
          </table:table-cell>
        </table:table-row>
        <table:table-row table:style-name="ro1">
          <table:table-cell office:value-type="float" office:value="7" calcext:value-type="float">
            <text:p>7</text:p>
          </table:table-cell>
          <table:table-cell office:value-type="float" office:value="9" calcext:value-type="float">
            <text:p>9</text:p>
          </table:table-cell>
          <table:table-cell table:style-name="ce4" office:value-type="float" office:value="668" calcext:value-type="float">
            <text:p>668</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11" calcext:value-type="float">
            <text:p>8911</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office:value-type="float" office:value="4" calcext:value-type="float">
            <text:p>4</text:p>
          </table:table-cell>
          <table:table-cell table:number-columns-repeated="4"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coado en contra de la C. Luisa María de Guadalupe Calderón Hinojosa los Partidos Acción Nacional y Nueva Alianza así como de las personas morales Agencia Digital S.A. de C.V.responsable de la señal de televisión restringida conocida como Milenio Televisión; Consorcio Interamericano de Comunicación S.A. de C.V.responsable del periódico conocido públicamente como: Reforma; Televisa S A de C V responsible SCG/PE/CG/015/PEF/092/2012</text:p>
          </table:table-cell>
        </table:table-row>
        <table:table-row table:style-name="ro1">
          <table:table-cell office:value-type="float" office:value="8" calcext:value-type="float">
            <text:p>8</text:p>
          </table:table-cell>
          <table:table-cell office:value-type="float" office:value="9" calcext:value-type="float">
            <text:p>9</text:p>
          </table:table-cell>
          <table:table-cell table:style-name="ce4" office:value-type="float" office:value="669" calcext:value-type="float">
            <text:p>669</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12" calcext:value-type="float">
            <text:p>8912</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office:value-type="float" office:value="4" calcext:value-type="float">
            <text:p>4</text:p>
          </table:table-cell>
          <table:table-cell table:number-columns-repeated="4"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coado con motivo de la denuncia interpuesta por el Partido de la Revolución Democrática ante el Consejo General del Instituto Federal Electoral en contra de los Partidos Políticos Acción Nacional Revolucionario Institucional Verde Ecologista de México y Nueva Alianza así como de diversos concesionarios y/o permisionarios de Radio y Televisión por hechos que considera constituyen infracciones al Código Federal de Instituciones y Procedimientos Electorales identificado con el número de expediente SCG/PE/PRD/CG/056/PEF/133/2012. Se votó tomando en consideración la fe de erratas circulada previamente.</text:p>
          </table:table-cell>
        </table:table-row>
        <table:table-row table:style-name="ro1">
          <table:table-cell table:number-columns-repeated="2" office:value-type="float" office:value="9" calcext:value-type="float">
            <text:p>9</text:p>
          </table:table-cell>
          <table:table-cell table:style-name="ce4" office:value-type="float" office:value="675" calcext:value-type="float">
            <text:p>675</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13" calcext:value-type="float">
            <text:p>8913</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table:style-name="Default" office:value-type="float" office:value="1" calcext:value-type="float">
            <text:p>1</text:p>
          </table:table-cell>
          <table:table-cell table:style-name="Default"/>
          <table:table-cell table:number-columns-repeated="5" table:style-name="Default" office:value-type="float" office:value="1" calcext:value-type="float">
            <text:p>1</text:p>
          </table:table-cell>
          <table:table-cell table:style-name="Default"/>
          <table:table-cell table:number-columns-repeated="3" table:style-name="Default"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coado con motivo de la denuncia interpuesta por el Consejo Estatal Electoral y de Participación Ciudadana de San Luis Potosí en contra del C. Victorino Palomo Guillén otrora aspirante a la candidatura a Presidente Municipal por el Partido de la Revolución Democrática en el Municipio de Cárdenas San Luis Potosí por hechos que considera constituyen infracciones al Código Federal de Instituciones y Procedimientos Electoralesidentificado con el número de expediente SCG/PE/CEPC/JL/SLP/126/PEF/203/2012. Se votó tomando en consideración la propuesta formulada por el Consejero Electoral Dr. Lorenzo Córdova Vianello a fin de calificar la falta como de gravedad leve.</text:p>
          </table:table-cell>
        </table:table-row>
        <table:table-row table:style-name="ro1">
          <table:table-cell office:value-type="float" office:value="10" calcext:value-type="float">
            <text:p>10</text:p>
          </table:table-cell>
          <table:table-cell office:value-type="float" office:value="9" calcext:value-type="float">
            <text:p>9</text:p>
          </table:table-cell>
          <table:table-cell table:style-name="ce4" office:value-type="float" office:value="670" calcext:value-type="float">
            <text:p>670</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15" calcext:value-type="float">
            <text:p>8915</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office:value-type="float" office:value="4" calcext:value-type="float">
            <text:p>4</text:p>
          </table:table-cell>
          <table:table-cell table:number-columns-repeated="4"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coado con motivo de la denuncia interpuesta por el Consejo Estatal Electoral y de Participación Ciudadana de San Luis Potosí en contra del C. Victorino Palomo Guillén otrora aspirante a la candidatura a Presidente Municipal por el Partido de la Revolución Democrática en el Municipio de Cárdenas San Luis Potosí por hechos que considera constituyen infracciones al Código Federal de Instituciones y Procedimientos Electoralesidentificado con el número de expediente SCG/PE/CEPC/JL/SLP/126/PEF/203/2012. Se votó tomando en consideración la propuesta formulada por el Consejero Electoral Dr. Lorenzo Córdova Vianello a fin de calificar la falta como de gravedad leve. Resolución del Consejo General del Instituto Federal Unanimidad de Electoral respecto del procedimiento especial los presentes sancionador incoado con motivo de la denuncia interpuesta por el Partido Acción Nacional en contra del Gobernador del estado de Nayarit; la titular del Sistema para el Desarrollo Integral de la Familia DIF Nayarit; el Coordinador de Campaña del Candidato Priista a la Presidencia de la República en esa entidad federativa; la Directora General de Prensa de la Secretaría General de Gobierno del estado de Nayarit; la persona moral denominada XEPIC-AMS.A. de C.V. concesionaria de la emisora identificada con las siglas XHEPIC-FM 98.5; la C. Lucía Pérez Medina Viuda de Mondragón concesionaria de la emisora identificada con las siglas XHKG-TV Canal 2 y el Partido Revolucionario Institucional por hechos que considera constituyen infracciones al Código Federal de Instituciones y Procedimientos Electorales identificado con el número de expediente SCG/PE/PAN/CG/188/PEF/265/2012.</text:p>
          </table:table-cell>
        </table:table-row>
        <table:table-row table:style-name="ro1">
          <table:table-cell office:value-type="float" office:value="11" calcext:value-type="float">
            <text:p>11</text:p>
          </table:table-cell>
          <table:table-cell office:value-type="float" office:value="9" calcext:value-type="float">
            <text:p>9</text:p>
          </table:table-cell>
          <table:table-cell table:style-name="ce4" office:value-type="float" office:value="676" calcext:value-type="float">
            <text:p>676</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16" calcext:value-type="float">
            <text:p>8916</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table:style-name="Default" office:value-type="float" office:value="1" calcext:value-type="float">
            <text:p>1</text:p>
          </table:table-cell>
          <table:table-cell table:style-name="Default"/>
          <table:table-cell table:number-columns-repeated="5" table:style-name="Default" office:value-type="float" office:value="1" calcext:value-type="float">
            <text:p>1</text:p>
          </table:table-cell>
          <table:table-cell table:style-name="Default"/>
          <table:table-cell table:number-columns-repeated="3" table:style-name="Default"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coado con motivo de la denuncia presentada por el Partido Acción Nacional en contra del C. José de Jesús Antonio Palacios Ortiz otrora candidato a la Presidencia Municipal en Caborca Sonora; de los Partidos Revolucionario Institucional y Verde Ecologista de México; de Radio Palacios S.A. de C.V. concesionario de la emisora identificada con las siglas XEEZ-AM frecuencia 970; de los CC. Rogelio Cornejo Peralta José Luis Dorame Gastelum Javier Martínez Cortez y Marco Antonio Valles Grosso por hechos que considera constituyen infracciones al Código Federal de Instituciones y Procedimientos Electorales identificado con el número de expediente SCG/PE/PAN/JL/SON/246/PEF/323/2012. Se votó tomando en consideración la fe de erratas circulada previamente así como la propuesta formulada por el Consejero Electoral Dr. Dr Benito Nacif Hernández.</text:p>
          </table:table-cell>
        </table:table-row>
        <table:table-row table:style-name="ro1">
          <table:table-cell office:value-type="float" office:value="12" calcext:value-type="float">
            <text:p>12</text:p>
          </table:table-cell>
          <table:table-cell office:value-type="float" office:value="9" calcext:value-type="float">
            <text:p>9</text:p>
          </table:table-cell>
          <table:table-cell table:style-name="ce4" office:value-type="float" office:value="671" calcext:value-type="float">
            <text:p>671</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17" calcext:value-type="float">
            <text:p>8917</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office:value-type="float" office:value="4" calcext:value-type="float">
            <text:p>4</text:p>
          </table:table-cell>
          <table:table-cell table:number-columns-repeated="4"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iciado con motivo de la denuncia presentada por el Partido Acción Nacional en contra del Director de Obras Públicas y del Subdirector de Desarrollo Urbano Municipal ambos del Ayuntamiento de Carmen en Campeche y las Radiodifusoras EXA FM 99.7 XEIT-XHIT La Poderosa 101.3 FM XHMAB-XEMAB y los 40 Principales 100.5 FM Televisa Radio en el estado de Campeche por hechos que considera constituyen infracciones al Código Federal de Instituciones y Procedimientos Electorales identificado con el número de expediente SCG/PE/PAN/JD02/CAM/293/PEF/370/2012.</text:p>
          </table:table-cell>
        </table:table-row>
        <table:table-row table:style-name="ro1">
          <table:table-cell office:value-type="float" office:value="13" calcext:value-type="float">
            <text:p>13</text:p>
          </table:table-cell>
          <table:table-cell office:value-type="float" office:value="9" calcext:value-type="float">
            <text:p>9</text:p>
          </table:table-cell>
          <table:table-cell table:style-name="ce4" office:value-type="float" office:value="672" calcext:value-type="float">
            <text:p>672</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18" calcext:value-type="float">
            <text:p>8918</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office:value-type="float" office:value="4" calcext:value-type="float">
            <text:p>4</text:p>
          </table:table-cell>
          <table:table-cell table:number-columns-repeated="4"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Unanimidad de Electoral respecto del procedimiento especial los presentes sancionador iniciado con motivo de la denuncia presentada por el Partido Verde Ecologista de México en contra del C. Javier Corral Jurado otrora candidato a Senador de la República en el estado de Chihuahua por el Principio de Mayoría Relativa postulado por el Partido Acción Nacional y del instituto político referido por hechos que considera constituyen infracciones al Código Federal de Instituciones y Procedimientos Electorales identificado con el número de expediente SCG/PE/PVEM/CG/296/PEF/373/2012. Se votó tomando en consideración la fe de erratas circulada previamente.</text:p>
          </table:table-cell>
        </table:table-row>
        <table:table-row table:style-name="ro1">
          <table:table-cell office:value-type="float" office:value="14" calcext:value-type="float">
            <text:p>14</text:p>
          </table:table-cell>
          <table:table-cell office:value-type="float" office:value="9" calcext:value-type="float">
            <text:p>9</text:p>
          </table:table-cell>
          <table:table-cell table:style-name="ce4" office:value-type="float" office:value="677" calcext:value-type="float">
            <text:p>677</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19" calcext:value-type="float">
            <text:p>8919</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table:number-columns-repeated="2" office:value-type="float" office:value="0" calcext:value-type="float">
            <text:p>0</text:p>
          </table:table-cell>
          <table:table-cell table:number-columns-repeated="17"/>
          <table:table-cell table:style-name="Default" office:value-type="float" office:value="1" calcext:value-type="float">
            <text:p>1</text:p>
          </table:table-cell>
          <table:table-cell table:style-name="Default"/>
          <table:table-cell table:number-columns-repeated="3"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style-name="Default"/>
          <table:table-cell table:number-columns-repeated="3" table:style-name="Default"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iciado con motivo de la denuncia presentada por el Partido Acción Nacional en contra del C. Ernesto Gándara Camou Gándara Hermanos S.A. de C.V. del C. Gustavo Enrique Rafael Astiazaran Rosas concesionario y/o permisionario de la emisora XHSD-FM de Mega Cable S.A. de C.V. y del Partido Revolucionario Institucional por hechos que considera constituyen infracciones al Código Federal de Instituciones y Procedimientos Electorales identificado con el número de expediente SCG/PE/PAN/CG/298/PEF/375/2012.</text:p>
          </table:table-cell>
        </table:table-row>
        <table:table-row table:style-name="ro1">
          <table:table-cell office:value-type="float" office:value="15" calcext:value-type="float">
            <text:p>15</text:p>
          </table:table-cell>
          <table:table-cell office:value-type="float" office:value="9" calcext:value-type="float">
            <text:p>9</text:p>
          </table:table-cell>
          <table:table-cell table:style-name="ce4" office:value-type="float" office:value="673" calcext:value-type="float">
            <text:p>673</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20" calcext:value-type="float">
            <text:p>892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office:value-type="float" office:value="4" calcext:value-type="float">
            <text:p>4</text:p>
          </table:table-cell>
          <table:table-cell table:number-columns-repeated="4"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coado con motivo de la denuncia presentada por el Partido Revolucionario Institucional en contra del C. Andrés Manuel López Obrador otrora candidato a la Presidencia de la República postulado por la Coalición Movimiento Progresista; de la C. Maria de la Luz Domínguez Campos otrora candidata a Diputada Federal y de los Partidos Políticos de la Revolución Democrática del Trabajo y Movimiento Ciudadano por hechos que considera constituyen infracciones al Código Federal de Instituciones y Procedimientos Electorales identificado con el número de expediente SCG/PE/PRI/JD03/ZAC/332/PEF/409/2012. Se votó tomando en consideración la fe de erratas circulada previamente.</text:p>
          </table:table-cell>
        </table:table-row>
        <table:table-row table:style-name="ro1">
          <table:table-cell office:value-type="float" office:value="16" calcext:value-type="float">
            <text:p>16</text:p>
          </table:table-cell>
          <table:table-cell office:value-type="float" office:value="9" calcext:value-type="float">
            <text:p>9</text:p>
          </table:table-cell>
          <table:table-cell table:style-name="ce4" office:value-type="float" office:value="678" calcext:value-type="float">
            <text:p>678</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21" calcext:value-type="float">
            <text:p>8921</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coado con motivo de la denuncia presentada por el Partido de la Revolución Democrática en contra del Gobernador Constitucional del Estado de México; de los CC. Secretario de Transporte y Secretario de Comunicaciones del Gobierno del Estado de México; de las concesionarias de transporte público Autobuses Estrella del NoresteS.A. de C.V. y Servicios Urbanos y Suburbanos Xinantecátl S.A. de C.V. por hechos que considera constituyen infracciones al Código Federal de Instituciones y Procedimientos Electoralesidentificado con el número de expediente SCG/PE/IEEM/CG/375/2012. Se votó tomando en consideración la fe de erratas circulada previamente.</text:p>
          </table:table-cell>
        </table:table-row>
        <table:table-row table:style-name="ro1">
          <table:table-cell office:value-type="float" office:value="17" calcext:value-type="float">
            <text:p>17</text:p>
          </table:table-cell>
          <table:table-cell office:value-type="float" office:value="9" calcext:value-type="float">
            <text:p>9</text:p>
          </table:table-cell>
          <table:table-cell table:style-name="ce4" office:value-type="float" office:value="679" calcext:value-type="float">
            <text:p>679</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24" calcext:value-type="float">
            <text:p>8924</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coado con motivo de la denuncia interpuesta por el C. Camerino Eleazar Márquez Madrid Representante Propietario del Partido de la Revolución Democrática ante el Consejo General del Instituto Federal Electoral en contra del Partido Revolucionario Institucional por hechos que considera constituyen infracciones al Código Federal de Instituciones y Procedimientos Electoralesidentificado con el número de expediente SCG/PE/PRD/CG/059/PEF/136/2012 en cumplimiento a lo ordenado por la Sala Superior del Tribunal Electoral del Poder Judicial de la Federación en la sentencia identificada con el número de expediente SUP-RAP-184/2012. Se votó tomando en consideración la fe de erratas circulada previamente.</text:p>
          </table:table-cell>
        </table:table-row>
        <table:table-row table:style-name="ro1">
          <table:table-cell office:value-type="float" office:value="18" calcext:value-type="float">
            <text:p>18</text:p>
          </table:table-cell>
          <table:table-cell office:value-type="float" office:value="9" calcext:value-type="float">
            <text:p>9</text:p>
          </table:table-cell>
          <table:table-cell table:style-name="ce4" office:value-type="float" office:value="681" calcext:value-type="float">
            <text:p>681</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25" calcext:value-type="float">
            <text:p>8925</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table:number-columns-repeated="2" office:value-type="float" office:value="0" calcext:value-type="float">
            <text:p>0</text:p>
          </table:table-cell>
          <table:table-cell table:number-columns-repeated="17"/>
          <table:table-cell office:value-type="float" office:value="1" calcext:value-type="float">
            <text:p>1</text:p>
          </table:table-cell>
          <table:table-cell/>
          <table:table-cell office:value-type="float" office:value="2" calcext:value-type="float">
            <text:p>2</text:p>
          </table:table-cell>
          <table:table-cell table:number-columns-repeated="4" office:value-type="float" office:value="1" calcext:value-type="float">
            <text:p>1</text:p>
          </table:table-cell>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 la denuncia presentada por los CC. Héctor Salomón Galindo Alvarado Mario Alejandro Fernández Márquez Gabriel Gómez del Campo Gurza Rafael Miguel Medina Pederzini Sergio Israel Eguren Elsy Lilian Romero Contreras así como los Partidos Políticos Revolucionario Institucional y Acción Nacional en contra de los CC. Marcelo Luis Ebrard Casaubón Andrés Manuel López Obrador y de los Partidos Políticos de la Revolución Democrática del Trabajo y Movimiento Ciudadano por hechos que consideran constituyen infracciones al Código Federal de Instituciones y Procedimientos Electorales identificada con el número de expediente SCG/PE/PRI/CG/242/PEF/319/2012 y sus acumulados SCG/PE/HSGA/CG/245/PEF/322/2012 SCG/PE/PAN/CG/249/PEF/326/2012 SCG/PE/GGCG/CG/251/PEF/328/2012 SCG/PE/RMMP/CG/252/PEF/329/2012 SCG/PE/SIE/CG/254/PEF/331/2012 SCG/PE/HSGA/CG/261/PEF/338/2012 SCG/PE/HSGA/CG/261/PEF/338/2012 SCG/PE/IEDF/CG/278/PEF/355/2012 y SCG/PE/IEDF/CG/281/PEF/358/2012 en cumplimiento a lo ordenado por la H. Sala Superior del Tribunal Electoral del Poder Judicial de la Federación al resolver el recurso de apelación identificado con el número de expediente SUP-RAP- 391/2012 y sus acumulados. Se votó <text:s/>tomando en consideración las propuestas de engrose formuladas por los Consejeros Electorales Mtro. Alfredo Figueroa Fernández Dr. Sergio García Ramírez y Dr. Benito Nacif Hernández.</text:p>
          </table:table-cell>
        </table:table-row>
        <table:table-row table:style-name="ro1">
          <table:table-cell office:value-type="float" office:value="19" calcext:value-type="float">
            <text:p>19</text:p>
          </table:table-cell>
          <table:table-cell office:value-type="float" office:value="9" calcext:value-type="float">
            <text:p>9</text:p>
          </table:table-cell>
          <table:table-cell table:style-name="ce4" office:value-type="float" office:value="680" calcext:value-type="float">
            <text:p>680</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26" calcext:value-type="float">
            <text:p>8926</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table:style-name="Default"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Resolución del Consejo General del Instituto Federal Electoral respecto del procedimiento especial sancionador incoado con motivo de las denuncias presentadas por el Partido Revolucionario Institucional y por el Licenciado Gustavo Armando Robles Luque Representante Legal de tiendas Soriana Sociedad Anónima de Capital Variable en contra de los Partidos Políticos de la Revolución Democrática del Trabajo y Movimiento Ciudadano por hechos que considera constituyen infracciones al Código Federal de Instituciones y Procedimientos Electorales identificado con el número de expediente SCG/PE/PRI/CG/355/PEF/432/2012 y sus acumulados SCG/PE/TS/CG/357/PEF/434/2012 SCG/PE/TS/CG/358/PEF/435/2012 SCG/PE/TS/CG/359/PEF/436/2012 en cumplimiento a lo ordenado por la H. Sala Superior del Tribunal Electoral del Poder Judicial de la Federación al resolver el recurso de apelación identificado con el número de expediente SUP-RAP-440/2012 y su acumulado SUP-RAP-442/2012 SUP-RAP-442/2012.</text:p>
          </table:table-cell>
        </table:table-row>
        <table:table-row table:style-name="ro1">
          <table:table-cell office:value-type="float" office:value="20" calcext:value-type="float">
            <text:p>20</text:p>
          </table:table-cell>
          <table:table-cell office:value-type="float" office:value="9" calcext:value-type="float">
            <text:p>9</text:p>
          </table:table-cell>
          <table:table-cell table:style-name="ce4" office:value-type="float" office:value="675" calcext:value-type="float">
            <text:p>675</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14" calcext:value-type="float">
            <text:p>8914</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table:style-name="Default" office:value-type="float" office:value="1" calcext:value-type="float">
            <text:p>1</text:p>
          </table:table-cell>
          <table:table-cell table:number-columns-repeated="2"/>
          <table:table-cell table:number-columns-repeated="2" office:value-type="float" office:value="0" calcext:value-type="float">
            <text:p>0</text:p>
          </table:table-cell>
          <table:table-cell table:number-columns-repeated="17"/>
          <table:table-cell office:value-type="float" office:value="2" calcext:value-type="float">
            <text:p>2</text:p>
          </table:table-cell>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Se votó la propuesta formulada por los Consejeros Electorales Dr. Dr Lorenzo Córdova Vianello y Dr. Dr Benito Nacif Hernández a fin de cambiar la argumentación de la fundamentación del Proyecto de Resolución y eliminar el argumento de adquisición para reforzar el argumento de culpa in vigilando tal y como ellos lo han propuesto.</text:p>
          </table:table-cell>
        </table:table-row>
        <table:table-row table:style-name="ro1">
          <table:table-cell office:value-type="float" office:value="21" calcext:value-type="float">
            <text:p>21</text:p>
          </table:table-cell>
          <table:table-cell office:value-type="float" office:value="9" calcext:value-type="float">
            <text:p>9</text:p>
          </table:table-cell>
          <table:table-cell table:style-name="ce4" office:value-type="float" office:value="678" calcext:value-type="float">
            <text:p>678</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22" calcext:value-type="float">
            <text:p>8922</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table:style-name="Default" office:value-type="float" office:value="1" calcext:value-type="float">
            <text:p>1</text:p>
          </table:table-cell>
          <table:table-cell table:number-columns-repeated="2"/>
          <table:table-cell table:number-columns-repeated="2" office:value-type="float" office:value="0" calcext:value-type="float">
            <text:p>0</text:p>
          </table:table-cell>
          <table:table-cell table:number-columns-repeated="17"/>
          <table:table-cell office:value-type="float" office:value="2" calcext:value-type="float">
            <text:p>2</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Se votó la propuesta que hace el Consejero Electoral Mtro. Alfredo Figueroa Fernández a fin de que los Resolutivos Quinto y Sexto sean declarados como fundados en los términos por él presentados con la consecuencia que el mismo Consejero Electoral manifestó al hacer su propuesta.</text:p>
          </table:table-cell>
        </table:table-row>
        <table:table-row table:style-name="ro1">
          <table:table-cell office:value-type="float" office:value="22" calcext:value-type="float">
            <text:p>22</text:p>
          </table:table-cell>
          <table:table-cell office:value-type="float" office:value="9" calcext:value-type="float">
            <text:p>9</text:p>
          </table:table-cell>
          <table:table-cell table:style-name="ce4" office:value-type="float" office:value="674" calcext:value-type="float">
            <text:p>674</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table:style-name="Default" office:value-type="float" office:value="1" calcext:value-type="float">
            <text:p>1</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number-columns-repeated="17"/>
          <table:table-cell office:value-type="float" office:value="2" calcext:value-type="float">
            <text:p>2</text:p>
          </table:table-cell>
          <table:table-cell/>
          <table:table-cell table:number-columns-repeated="2" office:value-type="float" office:value="2" calcext:value-type="float">
            <text:p>2</text:p>
          </table:table-cell>
          <table:table-cell table:number-columns-repeated="3" office:value-type="float" office:value="1" calcext:value-type="float">
            <text:p>1</text:p>
          </table:table-cell>
          <table:table-cell/>
          <table:table-cell table:number-columns-repeated="3" office:value-type="float" office:value="2" calcext:value-type="float">
            <text:p>2</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Se votó la propuesta formulada por el Consejero Electoral Mtro. Alfredo Figueroa Fernández a fin de que en el Resolutivo Sexto se declare fundado por lo que se refiere a la emisora XEOA AM Sociedad Anónima de Capital Variable. De hecho es una persona moral que tiene dos concesiones como viene consignado en el Proyecto de Resolución y que la consecuencia de declararlo fundado sea una amonestación pública.</text:p>
          </table:table-cell>
        </table:table-row>
        <table:table-row table:style-name="ro1">
          <table:table-cell office:value-type="float" office:value="23" calcext:value-type="float">
            <text:p>23</text:p>
          </table:table-cell>
          <table:table-cell office:value-type="float" office:value="9" calcext:value-type="float">
            <text:p>9</text:p>
          </table:table-cell>
          <table:table-cell table:style-name="ce4" office:value-type="float" office:value="674" calcext:value-type="float">
            <text:p>674</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table:style-name="Default" office:value-type="float" office:value="1" calcext:value-type="float">
            <text:p>1</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number-columns-repeated="17"/>
          <table:table-cell office:value-type="float" office:value="2" calcext:value-type="float">
            <text:p>2</text:p>
          </table:table-cell>
          <table:table-cell/>
          <table:table-cell table:number-columns-repeated="2" office:value-type="float" office:value="1" calcext:value-type="float">
            <text:p>1</text:p>
          </table:table-cell>
          <table:table-cell table:number-columns-repeated="3" office:value-type="float" office:value="2" calcext:value-type="float">
            <text:p>2</text:p>
          </table:table-cell>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Se votó la propuesta formulada por el Consejero Electoral Mtro. Marco Antonio Baños Martínez a fin de que se declare fundado no por lo que se refiere al artículo 134 constitucional sino por lo que se refiere al artículo 228 párrafo 5 del Código Federal de Instituciones y Procedimientos Electorales lo que impactaría al Resolutivo Segundo y al Considerando Décimo en los términos por él expuestos.</text:p>
          </table:table-cell>
        </table:table-row>
        <table:table-row table:style-name="ro1">
          <table:table-cell office:value-type="float" office:value="24" calcext:value-type="float">
            <text:p>24</text:p>
          </table:table-cell>
          <table:table-cell office:value-type="float" office:value="9" calcext:value-type="float">
            <text:p>9</text:p>
          </table:table-cell>
          <table:table-cell table:style-name="ce4" office:value-type="float" office:value="678" calcext:value-type="float">
            <text:p>678</text:p>
          </table:table-cell>
          <table:table-cell office:value-type="float" office:value="10" calcext:value-type="float">
            <text:p>10</text:p>
          </table:table-cell>
          <table:table-cell office:value-type="float" office:value="17" calcext:value-type="float">
            <text:p>17</text:p>
          </table:table-cell>
          <table:table-cell office:value-type="float" office:value="2012" calcext:value-type="float">
            <text:p>2012</text:p>
          </table:table-cell>
          <table:table-cell office:value-type="float" office:value="8923" calcext:value-type="float">
            <text:p>8923</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table:style-name="Default" office:value-type="float" office:value="1" calcext:value-type="float">
            <text:p>1</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number-columns-repeated="17"/>
          <table:table-cell office:value-type="float" office:value="1" calcext:value-type="float">
            <text:p>1</text:p>
          </table:table-cell>
          <table:table-cell/>
          <table:table-cell table:number-columns-repeated="5" office:value-type="float" office:value="2" calcext:value-type="float">
            <text:p>2</text:p>
          </table:table-cell>
          <table:table-cell/>
          <table:table-cell table:number-columns-repeated="3" office:value-type="float" office:value="2" calcext:value-type="float">
            <text:p>2</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table:style-name="ce2" office:value-type="string" calcext:value-type="string">
            <text:p>Se votaron los Resolutivos Quinto y Sexto en el sentido del Proyecto de Resolución originalmente circulado que los proponía como infundados en ambos casos.</text:p>
          </table:table-cell>
        </table:table-row>
        <table:table-row table:style-name="ro1">
          <table:table-cell office:value-type="float" office:value="25" calcext:value-type="float">
            <text:p>25</text:p>
          </table:table-cell>
          <table:table-cell office:value-type="float" office:value="9" calcext:value-type="float">
            <text:p>9</text:p>
          </table:table-cell>
          <table:table-cell office:value-type="float" office:value="695" calcext:value-type="float">
            <text:p>695</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39" calcext:value-type="float">
            <text:p>8939</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0" calcext:value-type="float">
            <text:p>0</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office:value-type="float" office:value="4" calcext:value-type="float">
            <text:p>4</text:p>
          </table:table-cell>
          <table:table-cell table:number-columns-repeated="2"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Acuerdo del Consejo General del Instituto Federal Unanimidad de Electoral por el que se modifica la Resolución los presentes CG583/2012 respecto de las irregularidades encontradas en el Dictamen Consolidado de la Revisión de los Informes de Precampaña Ordinarios de los Ingresos y Gastos de los Precandidatos de los Partidos Políticos Nacionales correspondientes al Proceso Electoral Federal 2011-2012 en acatamiento a la sentencia de la Sala Superior del Tribunal Electoral del Poder Judicial de la Federación recaída al recurso de apelación interpuesto por el Partido Acción Nacional en contra de dicha Resolución identificado con el número de expediente SUP-RAP-433/2012.</text:p>
          </table:table-cell>
        </table:table-row>
        <table:table-row table:style-name="ro1">
          <table:table-cell office:value-type="float" office:value="26" calcext:value-type="float">
            <text:p>26</text:p>
          </table:table-cell>
          <table:table-cell office:value-type="float" office:value="9" calcext:value-type="float">
            <text:p>9</text:p>
          </table:table-cell>
          <table:table-cell table:style-name="Default" office:value-type="float" office:value="696" calcext:value-type="float">
            <text:p>696</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office:value-type="float" office:value="0" calcext:value-type="float">
            <text:p>0</text:p>
          </table:table-cell>
          <table:table-cell table:style-name="Default"/>
          <table:table-cell table:style-name="Default" office:value-type="float" office:value="0" calcext:value-type="float">
            <text:p>0</text:p>
          </table:table-cell>
          <table:table-cell table:style-name="Default" table:number-columns-repeated="2"/>
          <table:table-cell office:value-type="float" office:value="0" calcext:value-type="float">
            <text:p>0</text:p>
          </table:table-cell>
          <table:table-cell office:value-type="float" office:value="1" calcext:value-type="float">
            <text:p>1</text:p>
          </table:table-cell>
          <table:table-cell table:style-name="Default"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Acuerdo del Consejo General del Instituto Federal Electoral por el que de conformidad con el artículo 125 numeral 1 inciso q) del Código Federal de Instituciones y Procedimientos Electorales se autoriza al Secretario Ejecutivo expedir poder especial para actos t de d dominio d i i al l C. C Ingeniero Bernal Sergio Rojas Vocal Ejecutivo de la Junta Local Ejecutiva en el estado de Nuevo León para la ejecución de los actos necesarios relacionados con la formalización de la compra-venta del inmueble ubicado en Avenida Miguel Hidalgo Poniente número 530 zona centro Código Postal 64000 en la Ciudad de Monterrey Nuevo León con la finalidad de que se escriture a favor del Instituto Federal Electoral. Se votó tomando en consideración la fe de erratas circulada previamente.</text:p>
          </table:table-cell>
        </table:table-row>
        <table:table-row table:style-name="ro1">
          <table:table-cell office:value-type="float" office:value="27" calcext:value-type="float">
            <text:p>27</text:p>
          </table:table-cell>
          <table:table-cell office:value-type="float" office:value="9" calcext:value-type="float">
            <text:p>9</text:p>
          </table:table-cell>
          <table:table-cell table:style-name="Default" office:value-type="float" office:value="697" calcext:value-type="float">
            <text:p>697</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office:value-type="float" office:value="0" calcext:value-type="float">
            <text:p>0</text:p>
          </table:table-cell>
          <table:table-cell table:style-name="Default"/>
          <table:table-cell table:style-name="Default" office:value-type="float" office:value="0" calcext:value-type="float">
            <text:p>0</text:p>
          </table:table-cell>
          <table:table-cell table:style-name="Default" table:number-columns-repeated="2"/>
          <table:table-cell office:value-type="float" office:value="0" calcext:value-type="float">
            <text:p>0</text:p>
          </table:table-cell>
          <table:table-cell office:value-type="float" office:value="1" calcext:value-type="float">
            <text:p>1</text:p>
          </table:table-cell>
          <table:table-cell table:style-name="Default"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Acuerdo del Consejo General del Instituto Federal Electoral por el que se aprueba la integración y atribuciones del Comité Técnico para el Seguimiento y Evaluación de los Trabajos de Redistritación. Se votó tomando en consideración la adenda y fe de erratas circulada previamente así como las propuestas de modificación al Punto de Acuerdo Segundo presentada por la Consejera Electoral Dra. Macarita Elizondo Gasperín y por la representación del Partido del Trabajo. Asimismo la modificación propuesta al Punto de Acuerdo Quinto donde se precisan las funciones del Secretario Técnico del Comité.</text:p>
          </table:table-cell>
        </table:table-row>
        <table:table-row table:style-name="ro1">
          <table:table-cell office:value-type="float" office:value="28" calcext:value-type="float">
            <text:p>28</text:p>
          </table:table-cell>
          <table:table-cell office:value-type="float" office:value="9" calcext:value-type="float">
            <text:p>9</text:p>
          </table:table-cell>
          <table:table-cell office:value-type="float" office:value="682" calcext:value-type="float">
            <text:p>682</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27" calcext:value-type="float">
            <text:p>8927</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 la denuncia presentada por el Partido Revolucionario Institucional en contra del C. Joaquín Rosendo Guzmán Avilés otrora candidato a Diputado Federal por el 02 Distrito Electoral en el estado de Veracruz postulado por el Partido Acción Nacional; C. Francisco del Ángel Martínez; C. Carlos Muñoz Ortiz; el Partido Acción Nacional y la Secretaría de Desarrollo Social; por hechos que considera constituyen infracciones al Código Federal de Instituciones y Procedimientos Electoralesidentificada con el número de expediente SCG/QPRI/JD02/VER/112/2009 y su acumulado SCG/QPRI/JD02/VER/173/2009.</text:p>
          </table:table-cell>
        </table:table-row>
        <table:table-row table:style-name="ro1">
          <table:table-cell office:value-type="float" office:value="29" calcext:value-type="float">
            <text:p>29</text:p>
          </table:table-cell>
          <table:table-cell office:value-type="float" office:value="9" calcext:value-type="float">
            <text:p>9</text:p>
          </table:table-cell>
          <table:table-cell office:value-type="float" office:value="686" calcext:value-type="float">
            <text:p>686</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28" calcext:value-type="float">
            <text:p>8928</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l procedimiento administrativo sancionador ordinario instaurado en contra de la persona moral denominada Editora Demar S.A. de C.V. casa editora del periódico "El Mañana de R Reynosa"" por hechos que constituyen probables infracciones al Código Federal de Instituciones y Procedimientos Electorales identificado con el número de expediente SCG/QCG/006/PEF/30/2012.</text:p>
          </table:table-cell>
        </table:table-row>
        <table:table-row table:style-name="ro1">
          <table:table-cell office:value-type="float" office:value="30" calcext:value-type="float">
            <text:p>30</text:p>
          </table:table-cell>
          <table:table-cell office:value-type="float" office:value="9" calcext:value-type="float">
            <text:p>9</text:p>
          </table:table-cell>
          <table:table-cell office:value-type="float" office:value="683" calcext:value-type="float">
            <text:p>683</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29" calcext:value-type="float">
            <text:p>8929</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l procedimiento ordinario sancionador incoado con motivo de la denuncia presentada por el C. Jorge Alberto González Escamilla en su carácter de Representante Propietario del Partido Revolucionario Institucional ante el Consejo Electoral 01 del Instituto Federal Electoral en el estado de Oaxaca en contra del C. Francisco Niño Hernández en su carácter de Diputado Local Suplente por el Distrito XVIII en el estado de Oaxaca por hechos que considera constituyen infracciones al Código Federal de Instituciones y Procedimientos Electoralesidentificado con el número de expediente SCG/QPRI/JD01/OAX/036/PEF/60/2012.</text:p>
          </table:table-cell>
        </table:table-row>
        <table:table-row table:style-name="ro1">
          <table:table-cell office:value-type="float" office:value="31" calcext:value-type="float">
            <text:p>31</text:p>
          </table:table-cell>
          <table:table-cell office:value-type="float" office:value="9" calcext:value-type="float">
            <text:p>9</text:p>
          </table:table-cell>
          <table:table-cell office:value-type="float" office:value="684" calcext:value-type="float">
            <text:p>684</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30" calcext:value-type="float">
            <text:p>893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 la denuncia presentada por el C. José Alberto González Escamilla Representante Propietario del Partido Revolucionario Institucional ante el 01 Consejo Distrital Electoral de este Instituto en el estado de Oaxaca en contra del C. Adolfo Romero Lainas otrora Regidor de ComercioMercados y Restaurantes Turismo Desarrollo Rural y Económico en el Municipio de San Juan Bautista Tuxtepec Oaxaca por hechos que considera constituyen infracciones al Código Federal de Instituciones y Procedimientos Electoralesidentificada con el número de expediente SCG/QPRI/JD01/OAX/042/PEF/66/2012.</text:p>
          </table:table-cell>
        </table:table-row>
        <table:table-row table:style-name="ro1">
          <table:table-cell office:value-type="float" office:value="32" calcext:value-type="float">
            <text:p>32</text:p>
          </table:table-cell>
          <table:table-cell office:value-type="float" office:value="9" calcext:value-type="float">
            <text:p>9</text:p>
          </table:table-cell>
          <table:table-cell office:value-type="float" office:value="685" calcext:value-type="float">
            <text:p>685</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31" calcext:value-type="float">
            <text:p>8931</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 la denuncia presentada por el C. Carlos Bailón Valencia Representante Propietario del Partido Revolucionario Institucional ante el Consejo Local de este Instituto en el estado de Tlaxcala en contra del C. C José Abel González SánchezSánchez por hechos que considera constituyen infracciones al Código Federal de Instituciones y Procedimientos Electorales identificado con el número de expediente SCG/QPRI/JL/TLAX/106/PEF/130/2012.</text:p>
          </table:table-cell>
        </table:table-row>
        <table:table-row table:style-name="ro1">
          <table:table-cell office:value-type="float" office:value="33" calcext:value-type="float">
            <text:p>33</text:p>
          </table:table-cell>
          <table:table-cell office:value-type="float" office:value="9" calcext:value-type="float">
            <text:p>9</text:p>
          </table:table-cell>
          <table:table-cell table:style-name="Default" office:value-type="float" office:value="687" calcext:value-type="float">
            <text:p>687</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office:value-type="float" office:value="0" calcext:value-type="float">
            <text:p>0</text:p>
          </table:table-cell>
          <table:table-cell table:style-name="Default"/>
          <table:table-cell office:value-type="float" office:value="1" calcext:value-type="float">
            <text:p>1</text:p>
          </table:table-cell>
          <table:table-cell table:style-name="Default" table:number-columns-repeated="2"/>
          <table:table-cell office:value-type="float" office:value="0" calcext:value-type="float">
            <text:p>0</text:p>
          </table:table-cell>
          <table:table-cell office:value-type="float" office:value="1" calcext:value-type="float">
            <text:p>1</text:p>
          </table:table-cell>
          <table:table-cell table:style-name="Default"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office:value-type="float" office:value="4" calcext:value-type="float">
            <text:p>4</text:p>
          </table:table-cell>
          <table:table-cell table:number-columns-repeated="2" office:value-type="float" office:value="1" calcext:value-type="float">
            <text:p>1</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Unanimidad de Electoral respecto de los Informes de Ingresos y los presentes Gastos de las Organizaciones de Observadores Electorales correspondientes al Proceso Electoral Federal 2011-2012. Se votó tomando en consideración la fe de erratas circulada previamente así como la propuesta formulada por el Consejero Electoral Dr. Sergio García Ramírez en los términos por él presentados.</text:p>
          </table:table-cell>
        </table:table-row>
        <table:table-row table:style-name="ro1">
          <table:table-cell office:value-type="float" office:value="34" calcext:value-type="float">
            <text:p>34</text:p>
          </table:table-cell>
          <table:table-cell office:value-type="float" office:value="9" calcext:value-type="float">
            <text:p>9</text:p>
          </table:table-cell>
          <table:table-cell office:value-type="float" office:value="688" calcext:value-type="float">
            <text:p>688</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32" calcext:value-type="float">
            <text:p>8932</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l procedimiento oficioso en materia de fiscalización de los recursos de los partidos políticos nacionales instaurado en contra del Partido Revolucionario Institucional identificado como P-UFRPP 19/11. Se votó tomando en consideración la fe de erratas circulada previamente.</text:p>
          </table:table-cell>
        </table:table-row>
        <table:table-row table:style-name="ro1">
          <table:table-cell office:value-type="float" office:value="35" calcext:value-type="float">
            <text:p>35</text:p>
          </table:table-cell>
          <table:table-cell office:value-type="float" office:value="9" calcext:value-type="float">
            <text:p>9</text:p>
          </table:table-cell>
          <table:table-cell office:value-type="float" office:value="689" calcext:value-type="float">
            <text:p>689</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33" calcext:value-type="float">
            <text:p>8933</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689/2012 Resolución del Consejo General del Instituto Federal Electoral respecto del procedimiento oficioso en materia de fiscalización de los recursos de los partidos políticos nacionales instaurado en contra del Partido Revolucionario Institucional identificado como P-UFRPP 23/11.</text:p>
          </table:table-cell>
        </table:table-row>
        <table:table-row table:style-name="ro1">
          <table:table-cell office:value-type="float" office:value="36" calcext:value-type="float">
            <text:p>36</text:p>
          </table:table-cell>
          <table:table-cell office:value-type="float" office:value="9" calcext:value-type="float">
            <text:p>9</text:p>
          </table:table-cell>
          <table:table-cell office:value-type="float" office:value="690" calcext:value-type="float">
            <text:p>690</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34" calcext:value-type="float">
            <text:p>8934</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690/2012 Resolución del Consejo General del Instituto Federal Electoral respecto del procedimiento oficioso en materia de fiscalización de los recursos de los partidos políticos nacionales instaurado en contra del Partido de la a Revolución Democrática identificado como P-UFRPP 31/11.</text:p>
          </table:table-cell>
        </table:table-row>
        <table:table-row table:style-name="ro1">
          <table:table-cell office:value-type="float" office:value="37" calcext:value-type="float">
            <text:p>37</text:p>
          </table:table-cell>
          <table:table-cell office:value-type="float" office:value="9" calcext:value-type="float">
            <text:p>9</text:p>
          </table:table-cell>
          <table:table-cell office:value-type="float" office:value="694" calcext:value-type="float">
            <text:p>694</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35" calcext:value-type="float">
            <text:p>8935</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694/2012 Resolución del Consejo General del Instituto Federal Electoral respecto del procedimiento oficioso en materia de fiscalización de los recursos de los partidos políticos nacionales instaurado en contra del Partido Revolucionario Institucional identificado como P-UFRPP 04/12. Unanimidad Se votó tomando en consideración la fe de erratas circulada previamente.</text:p>
          </table:table-cell>
        </table:table-row>
        <table:table-row table:style-name="ro1">
          <table:table-cell office:value-type="float" office:value="38" calcext:value-type="float">
            <text:p>38</text:p>
          </table:table-cell>
          <table:table-cell office:value-type="float" office:value="9" calcext:value-type="float">
            <text:p>9</text:p>
          </table:table-cell>
          <table:table-cell office:value-type="float" office:value="691" calcext:value-type="float">
            <text:p>691</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36" calcext:value-type="float">
            <text:p>8936</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691/2012 Resolución del Consejo General del Instituto Federal Unanimidad Electoral respecto del procedimiento de queja en materia de fiscalización de los recursos de los partidos políticos nacionales instaurada en contra de la otrora Coalición Movimiento Progresista integrada por los Partidos de la Revolución Democrática del Trabajo y Movimiento Ciudadano identificada como Q- UFRPP 19/12.</text:p>
          </table:table-cell>
        </table:table-row>
        <table:table-row table:style-name="ro1">
          <table:table-cell office:value-type="float" office:value="39" calcext:value-type="float">
            <text:p>39</text:p>
          </table:table-cell>
          <table:table-cell office:value-type="float" office:value="9" calcext:value-type="float">
            <text:p>9</text:p>
          </table:table-cell>
          <table:table-cell office:value-type="float" office:value="692" calcext:value-type="float">
            <text:p>692</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37" calcext:value-type="float">
            <text:p>8937</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l procedimiento de queja en materia de fiscalización de los recursos de los partidos políticos nacionales instaurado en contra del Partido Acción Nacional identificado con el número de expediente Q-UFRPP 60/12. Se votó tomando en consideración la fe de erratas circulada previamente.</text:p>
          </table:table-cell>
        </table:table-row>
        <table:table-row table:style-name="ro1">
          <table:table-cell office:value-type="float" office:value="40" calcext:value-type="float">
            <text:p>40</text:p>
          </table:table-cell>
          <table:table-cell office:value-type="float" office:value="9" calcext:value-type="float">
            <text:p>9</text:p>
          </table:table-cell>
          <table:table-cell office:value-type="float" office:value="693" calcext:value-type="float">
            <text:p>693</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38" calcext:value-type="float">
            <text:p>8938</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693/2012 Resolución del Consejo General del Instituto Federal Electoral respecto del procedimiento de queja en materia de fiscalización de los recursos de los partidos políticos nacionales instaurado en contra del Partido Revolucionario Institucional identificado con el número de expediente Q-UFRPP 76/12.</text:p>
          </table:table-cell>
        </table:table-row>
        <table:table-row table:style-name="ro1">
          <table:table-cell office:value-type="float" office:value="41" calcext:value-type="float">
            <text:p>41</text:p>
          </table:table-cell>
          <table:table-cell office:value-type="float" office:value="9" calcext:value-type="float">
            <text:p>9</text:p>
          </table:table-cell>
          <table:table-cell office:value-type="float" office:value="702" calcext:value-type="float">
            <text:p>702</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40" calcext:value-type="float">
            <text:p>894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2/2012 Resolución del Consejo General del Instituto Federal Electoral respecto de la denuncia interpuesta por los CC. Javier González Castro y David Homero Palafox Celaya en contra de los CC. CelayaCC Francisco Búrquez Valenzuela y Florencio Díaz Armenta otrora aspirantes por el Partido Acción Nacional al cargo de senadores de la república por el estado de sonora; del Partido Acción Nacional; de diversas emisoras de Radio y Televisión; y de las personas morales "Alfil Implementadores" S.C. y G. Negocios la RevistaS.A. de C.V. por hechos que consideran constituyen infracciones al Código Federal de Instituciones y Procedimientos Electorales identificada con el número de expediente SCG/PE/JJGC/JL/SON/033/PEF/110/2012 y su acumulado SCG/PE/DHPC/JL/SON/035/PEF/112/2012. Unanimidad Se votó tomando en consideración en esta votación en lo general la propuesta formulada por la Consejera Electoral Dra. María Macarita Elizondo Gasperín a fin de incorporar un nuevo Resolutivo que sería el Décimo Tercero recorriendo los que siguen en los términos por ella presentado.</text:p>
          </table:table-cell>
        </table:table-row>
        <table:table-row table:style-name="ro1">
          <table:table-cell office:value-type="float" office:value="42" calcext:value-type="float">
            <text:p>42</text:p>
          </table:table-cell>
          <table:table-cell office:value-type="float" office:value="9" calcext:value-type="float">
            <text:p>9</text:p>
          </table:table-cell>
          <table:table-cell office:value-type="float" office:value="698" calcext:value-type="float">
            <text:p>698</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43" calcext:value-type="float">
            <text:p>8943</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l procedimiento especial sancionador iniciado con motivo de la denuncia presentada por el Partido Acción Nacional en contra de los Gobernadores Constitucionales de los Estados de México Nuevo León Veracruz ChihuahuaCoahuila y Tamaulipas así como del Director de Comunicación Social del Gobierno del estado de Veracruz y el Partido Revolucionario Institucional por hechos que considera constituyen infracciones al Código Federal de Instituciones y Procedimientos Electorales identificado con el número de expediente SCG/PE/PAN/CG/103/PEF/180/2012. Se votó tomando en consideración la fe de erratas circulada previamente.</text:p>
          </table:table-cell>
        </table:table-row>
        <table:table-row table:style-name="ro1">
          <table:table-cell office:value-type="float" office:value="43" calcext:value-type="float">
            <text:p>43</text:p>
          </table:table-cell>
          <table:table-cell office:value-type="float" office:value="9" calcext:value-type="float">
            <text:p>9</text:p>
          </table:table-cell>
          <table:table-cell office:value-type="float" office:value="703" calcext:value-type="float">
            <text:p>703</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44" calcext:value-type="float">
            <text:p>8944</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table:number-columns-repeated="2" office:value-type="float" office:value="0" calcext:value-type="float">
            <text:p>0</text:p>
          </table:table-cell>
          <table:table-cell table:number-columns-repeated="17"/>
          <table:table-cell office:value-type="float" office:value="2" calcext:value-type="float">
            <text:p>2</text:p>
          </table:table-cell>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 la denuncia interpuesta por el Partido Revolucionario Institucional en contra de los CC. Marco Antonio Flores Durazo Francisco Búrquez Valenzuela Florencio Díaz Armenta Everardo López Córdova y Leonardo Guillén Medina otrora candidatos del Partido Acción Nacional a diversos cargos de elección popular así como de las estaciones de Radio y Televisión Internacional S.A. de C.V.concesionaria de la estación radiodifusora comercial XHSLR- FM de San Luis Río Colorado Sonora; de Radio Impulsora de San Luis S.A. de C.V. concesionaria de la estación radiodifusora comercial XECB-AM; Humberto Aréchiga Espinoza concesionario de la emisora XHLPS 102.5 FM. y de la Empresa Radio Integral S.A. de C.V. concesionaria de la estación XHRCL-FM todas de San Luis Río Colorado; de las personas morales Radio y Televisión Profesional S.A. de C.V.; Impulsora Publicitaria Sonorense S.A. de C.V. y Alegría y Diversión S.A. de C.V. del Comité Directivo Estatal del Partido Acción Nacional en el estado de Sonora y del Partido Acción Nacional por hechos que considera constituyen infracciones al Código Federal de Instituciones y Procedimientos Electorales identificado con el número de expediente SCG/PE/PRI/JD01/159/PEF/236/2012. Nota: Previamente fue votado tomando en consideración la fe de erratas circulada previamente así como los engroses propuestos por el Consejero Electoral Mtro. Alfredo Figueroa Fernández su propuesta también de un nuevo Acuerdo con el correspondiente Considerando para dar vista a la Unidad de Fiscalización y el engrose propuesto por el Consejero Presidente Dr. Leonardo Valdés Zurita a fin de engrosar el Considerando Décimo Cuarto. Excluyendo de esta votación los Resolutivos Primero y Segundo 19 20 y 21 del Proyecto de Resolución original. No fue aprobado por 3 votos a favor (de los Consejeros Electorales Mtro. Alfredo Figueroa Fernández Dra. María Marván Laborde y el Consejero Presidente Dr. Leonardo Valdés Zurita) y 6 votos en contra (de los Consejeros Electorales Mtro. Marco Antonio Baños Martínez Dr. Lorenzo Córdova Vianello Dra. María Macarita Elizondo Gasperín Dr. Sergio García Ramírez Dr. Francisco Javier Guerrero Aguirre y Dr. Benito Nacif Hernández).</text:p>
          </table:table-cell>
        </table:table-row>
        <table:table-row table:style-name="ro1">
          <table:table-cell office:value-type="float" office:value="44" calcext:value-type="float">
            <text:p>44</text:p>
          </table:table-cell>
          <table:table-cell office:value-type="float" office:value="9" calcext:value-type="float">
            <text:p>9</text:p>
          </table:table-cell>
          <table:table-cell office:value-type="float" office:value="699" calcext:value-type="float">
            <text:p>699</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47" calcext:value-type="float">
            <text:p>8947</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l procedimiento especial sancionador incoado con motivo de las denuncias interpuestas por el Partido Acción Nacional en contra del C. Roberto Sandoval Castañeda Gobernador Constitucional del estado de Nayarit; el Secretario de Turismo; el Secretario de Salud; el Secretario de Obras Públicas y el Director General de Imagen Gubernamental de la Secretaria de Obras Públicastodos del Gobierno del estado de Nayarit; del Partido Revolucionario Institucional; de Televimex S.A. de C.V. concesionaria de la emisora XHTEN-TV Canal 13; de Operadora Megacable S.A. de C.V. Canal 101 de Tepic Nayarit; y el Director General del Sistema de Radio y Televisión de Nayaritpermisionario de la emisora XHTPG-TV Canal 10 del Gobierno del estado de Nayarit; por hechos que considera constituyen infracciones al Código Federal de Instituciones y Procedimientos Electoralesidentificado con el número de expediente SCG/PE/PAN/JD02/173/PEF/250/2012 y su acumulado SCG/PE/PAN/CG/187/PEF/264/2012. Se votó tomando en consideración la fe de erratas circulada previamente.</text:p>
          </table:table-cell>
        </table:table-row>
        <table:table-row table:style-name="ro1">
          <table:table-cell office:value-type="float" office:value="45" calcext:value-type="float">
            <text:p>45</text:p>
          </table:table-cell>
          <table:table-cell office:value-type="float" office:value="9" calcext:value-type="float">
            <text:p>9</text:p>
          </table:table-cell>
          <table:table-cell office:value-type="float" office:value="700" calcext:value-type="float">
            <text:p>700</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48" calcext:value-type="float">
            <text:p>8948</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l procedimiento especial sancionador iniciado con motivo de la denuncia presentada por la Licenciada Rosa Adriana Mendoza Navarrete Representante Propietaria del Partido Revolucionario Institucional ante el 04 Consejo Distrital de este Instituto en el estado de Veracruz en contra del Partido Acción Nacional de los CC. Domingo Angulo Uscanga y Humberto Alonso MorelliPresidente del Comité Municipal de dicha fuerza política en el estado de Veracruz y otrora candidato a Diputado Federal por el IV Distrito Electoral postulad por el instituto político antes referido así como de las personas morales denominadas "SEDEC A.C. y/o SIDEC A.C." y "Notiver S.A. de C.V."respectivamente por hechos que considera constituyen infracciones al Código Federal de Instituciones y Procedimientos Electoralesidentificado con el número de expediente SCG/PE/PRI/JD04/VER/283/PEF/360/2012. Se votó tomando en consideración la fe de erratas circulada previamente.</text:p>
          </table:table-cell>
        </table:table-row>
        <table:table-row table:style-name="ro1">
          <table:table-cell office:value-type="float" office:value="46" calcext:value-type="float">
            <text:p>46</text:p>
          </table:table-cell>
          <table:table-cell office:value-type="float" office:value="9" calcext:value-type="float">
            <text:p>9</text:p>
          </table:table-cell>
          <table:table-cell office:value-type="float" office:value="704" calcext:value-type="float">
            <text:p>704</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49" calcext:value-type="float">
            <text:p>8949</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2"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4/2012 Resolución del Consejo General del Instituto Federal Unanimidad de Electoral respecto del procedimiento especial los presentes sancionador iniciado con motivo de la denuncia presentada por el C. Jorge Aristóteles Sandoval Díazcandidato a Gobernador del estado de Jaliscopostulado por el Partido Revolucionario Institucional en contra del C. Enrique Alfaro Ramírez otrora candidato a Gobernador del estado de Jalisco por el Partido Movimiento Ciudadano así como en contra de dicho instituto político por hechos que considera constituyen infracciones al Código Federal de Instituciones y Procedimientos Electoralesidentificado con el número de expediente SCG/PE/JASD/CG/368/PEF/445/2012.</text:p>
          </table:table-cell>
        </table:table-row>
        <table:table-row table:style-name="ro1">
          <table:table-cell office:value-type="float" office:value="47" calcext:value-type="float">
            <text:p>47</text:p>
          </table:table-cell>
          <table:table-cell office:value-type="float" office:value="9" calcext:value-type="float">
            <text:p>9</text:p>
          </table:table-cell>
          <table:table-cell office:value-type="float" office:value="701" calcext:value-type="float">
            <text:p>701</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50" calcext:value-type="float">
            <text:p>895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l procedimiento especial sancionador incoado en contra de la persona moral denominada "Jasz RadioS.A. de C.V."concesionaria de las emisoras de radio identificadas con las siglas XEVT-AM 970 y XEVT-FM 104.1 con motivo de la vista dada por el Tribunal Electoral del estado de Tabasco al resolver el Juicio de Inconformidad identificado con la clave TET-JI- 09/2012-I y acumulados por hechos que constituyen probables infracciones al Código Federal de Instituciones y Procedimientos Electoralesidentificado con el número de expediente SCG/PE/TET/JL/TAB/370/2012. Se votó tomando en consideración la fe de erratas circulada previamente.</text:p>
          </table:table-cell>
        </table:table-row>
        <table:table-row table:style-name="ro1">
          <table:table-cell office:value-type="float" office:value="48" calcext:value-type="float">
            <text:p>48</text:p>
          </table:table-cell>
          <table:table-cell office:value-type="float" office:value="9" calcext:value-type="float">
            <text:p>9</text:p>
          </table:table-cell>
          <table:table-cell office:value-type="float" office:value="705" calcext:value-type="float">
            <text:p>705</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51" calcext:value-type="float">
            <text:p>8951</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5/2012 Resolución del Consejo General del Instituto Federal Electoral respecto del procedimiento especial sancionador incoado con motivo de la denuncia presentada por el Partido de la Revolución Democrática en contra del Presidente Constitucional de los Estados Unidos Mexicanos así como de las personas que resultaran responsables por hechos que considera constituyen infracciones al Código Federal de Instituciones y Procedimientos Electoralesidentificado con el número de expediente SCG/PE/PRD/CG/061/2011 y sus acumulados SCG/PE/PRD/CG/076/2011 y SCG/PE/PRD/CG/094/PEF/10/2011 en cumplimiento a lo ordenado por la H. Sala Superior del Tribunal Electoral del Poder Judicial de la Federación al resolver el recurso de apelación identificado con el número de expediente SUP-RAP-470/2012. Se votó tomando en consideración la fe de erratas circulada previamente.</text:p>
          </table:table-cell>
        </table:table-row>
        <table:table-row table:style-name="ro1">
          <table:table-cell office:value-type="float" office:value="49" calcext:value-type="float">
            <text:p>49</text:p>
          </table:table-cell>
          <table:table-cell office:value-type="float" office:value="9" calcext:value-type="float">
            <text:p>9</text:p>
          </table:table-cell>
          <table:table-cell office:value-type="float" office:value="706" calcext:value-type="float">
            <text:p>706</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52" calcext:value-type="float">
            <text:p>8952</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Resolución del Consejo General del Instituto Federal Electoral respecto del procedimiento especial sancionador iniciado con motivo de la denuncia presentada por el Partido Revolucionario Institucionalen contra de la persona moral Jasz Radio S.A. de C.V concesionario y/o permisionario de la emisora identificada con las siglas XEVT-AM 970 por hechos que considera constituyen infracciones al Código Federal de Instituciones y Procedimientos Electoralesidentificado con el número de expediente SCG/PE/PRI/JL/TAB/324/PEF/401/2012en cumplimiento a lo ordenado por la Sala Superior del Tribunal Electoral del Poder Judicial de la Federación en la sentencia identificada con el número de expediente SUP-RAP-421/2012.</text:p>
          </table:table-cell>
        </table:table-row>
        <table:table-row table:style-name="ro1">
          <table:table-cell office:value-type="float" office:value="50" calcext:value-type="float">
            <text:p>50</text:p>
          </table:table-cell>
          <table:table-cell office:value-type="float" office:value="9" calcext:value-type="float">
            <text:p>9</text:p>
          </table:table-cell>
          <table:table-cell office:value-type="float" office:value="707" calcext:value-type="float">
            <text:p>707</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53" calcext:value-type="float">
            <text:p>8953</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7/2012 Resolución del Consejo General del Instituto Federal Electoral respecto del procedimiento especial sancionador incoado con motivo de la denuncia presentada por el Partido Revolucionario Institucionalen contra de los Partidos la de l Revolución Democrática del Trabajo y Movimiento Ciudadanopor hechos que considera constituyen infracciones al Código Federal de Instituciones y Procedimientos Electorales identificado con el número de expediente SCG/PE/PRI/CG/363/PEF/440/2012 en cumplimiento a lo ordenado por la Sala Superior del Tribunal Electoral del Poder Judicial de la Federación en la sentencia identificada con el número de expediente SUP-RAP-444/2012 y SUP-RAP-451/2012.</text:p>
          </table:table-cell>
        </table:table-row>
        <table:table-row table:style-name="ro1">
          <table:table-cell office:value-type="float" office:value="51" calcext:value-type="float">
            <text:p>51</text:p>
          </table:table-cell>
          <table:table-cell office:value-type="float" office:value="9" calcext:value-type="float">
            <text:p>9</text:p>
          </table:table-cell>
          <table:table-cell office:value-type="float" office:value="702" calcext:value-type="float">
            <text:p>702</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41" calcext:value-type="float">
            <text:p>8941</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2"/>
          <table:table-cell table:number-columns-repeated="2" office:value-type="float" office:value="0" calcext:value-type="float">
            <text:p>0</text:p>
          </table:table-cell>
          <table:table-cell table:number-columns-repeated="17"/>
          <table:table-cell office:value-type="float" office:value="1" calcext:value-type="float">
            <text:p>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1" calcext:value-type="float">
            <text:p>1</text:p>
          </table:table-cell>
          <table:table-cell/>
          <table:table-cell table:number-columns-repeated="3" office:value-type="float" office:value="2" calcext:value-type="float">
            <text:p>2</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2 Se votaron los Resolutivos Primero y Sexto en los términos del Proyecto de Resolución originalmente circulado que declaraba fundado el procedimiento contra el ciudadano Francisco Búrquez en los términos presentados así como el Sexto que impone una sanción en los términos del Proyecto de Resolución originalmente circulado.</text:p>
          </table:table-cell>
        </table:table-row>
        <table:table-row table:style-name="ro1">
          <table:table-cell office:value-type="float" office:value="52" calcext:value-type="float">
            <text:p>52</text:p>
          </table:table-cell>
          <table:table-cell office:value-type="float" office:value="9" calcext:value-type="float">
            <text:p>9</text:p>
          </table:table-cell>
          <table:table-cell office:value-type="float" office:value="702" calcext:value-type="float">
            <text:p>702</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42" calcext:value-type="float">
            <text:p>8942</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2"/>
          <table:table-cell table:number-columns-repeated="2" office:value-type="float" office:value="0" calcext:value-type="float">
            <text:p>0</text:p>
          </table:table-cell>
          <table:table-cell table:number-columns-repeated="17"/>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2 Se votó el Resolutivo Séptimo que es el que impone la sanción al Partido Acción Nacional primero en los términos del Proyecto de Resolución originalmente circulado.</text:p>
          </table:table-cell>
        </table:table-row>
        <table:table-row table:style-name="ro1">
          <table:table-cell office:value-type="float" office:value="53" calcext:value-type="float">
            <text:p>53</text:p>
          </table:table-cell>
          <table:table-cell office:value-type="float" office:value="9" calcext:value-type="float">
            <text:p>9</text:p>
          </table:table-cell>
          <table:table-cell office:value-type="float" office:value="703" calcext:value-type="float">
            <text:p>703</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45" calcext:value-type="float">
            <text:p>8945</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3 Se votaron los Puntos Resolutivos Primero Tercero Unanimidad Cuarto Quinto y Sexto.</text:p>
          </table:table-cell>
        </table:table-row>
        <table:table-row table:style-name="ro1">
          <table:table-cell office:value-type="float" office:value="54" calcext:value-type="float">
            <text:p>54</text:p>
          </table:table-cell>
          <table:table-cell office:value-type="float" office:value="9" calcext:value-type="float">
            <text:p>9</text:p>
          </table:table-cell>
          <table:table-cell office:value-type="float" office:value="703" calcext:value-type="float">
            <text:p>703</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office:value-type="float" office:value="8946" calcext:value-type="float">
            <text:p>8946</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2"/>
          <table:table-cell table:number-columns-repeated="2" office:value-type="float" office:value="0" calcext:value-type="float">
            <text:p>0</text:p>
          </table:table-cell>
          <table:table-cell table:number-columns-repeated="17"/>
          <table:table-cell office:value-type="float" office:value="2" calcext:value-type="float">
            <text:p>2</text:p>
          </table:table-cell>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3 Se votó el Resolutivo Segundo.</text:p>
          </table:table-cell>
        </table:table-row>
        <table:table-row table:style-name="ro1">
          <table:table-cell office:value-type="float" office:value="55" calcext:value-type="float">
            <text:p>55</text:p>
          </table:table-cell>
          <table:table-cell office:value-type="float" office:value="9" calcext:value-type="float">
            <text:p>9</text:p>
          </table:table-cell>
          <table:table-cell table:style-name="Default" office:value-type="float" office:value="702" calcext:value-type="float">
            <text:p>702</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table:style-name="Default" office:value-type="float" office:value="1" calcext:value-type="float">
            <text:p>1</text:p>
          </table:table-cell>
          <table:table-cell table:style-name="Default"/>
          <table:table-cell office:value-type="float" office:value="1" calcext:value-type="float">
            <text:p>1</text:p>
          </table:table-cell>
          <table:table-cell table:style-name="Default" table:number-columns-repeated="2"/>
          <table:table-cell table:style-name="ce7" office:value-type="float" office:value="1" calcext:value-type="float">
            <text:p>1</text:p>
          </table:table-cell>
          <table:table-cell office:value-type="float" office:value="0" calcext:value-type="float">
            <text:p>0</text:p>
          </table:table-cell>
          <table:table-cell table:style-name="Default" table:number-columns-repeated="17"/>
          <table:table-cell office:value-type="float" office:value="1" calcext:value-type="float">
            <text:p>1</text:p>
          </table:table-cell>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7"/>
          <table:table-cell table:number-columns-repeated="3" office:value-type="float" office:value="2" calcext:value-type="float">
            <text:p>2</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2 Se votó el engrose propuesto en primer término por el Consejero Electoral Alfredo Figueroa a fin de fortalecer la parte argumentativa en los términos por él presentados.</text:p>
          </table:table-cell>
        </table:table-row>
        <table:table-row table:style-name="ro1">
          <table:table-cell office:value-type="float" office:value="56" calcext:value-type="float">
            <text:p>56</text:p>
          </table:table-cell>
          <table:table-cell office:value-type="float" office:value="9" calcext:value-type="float">
            <text:p>9</text:p>
          </table:table-cell>
          <table:table-cell table:style-name="Default" office:value-type="float" office:value="702" calcext:value-type="float">
            <text:p>702</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table:style-name="Default" office:value-type="float" office:value="1" calcext:value-type="float">
            <text:p>1</text:p>
          </table:table-cell>
          <table:table-cell table:style-name="Default"/>
          <table:table-cell office:value-type="float" office:value="1" calcext:value-type="float">
            <text:p>1</text:p>
          </table:table-cell>
          <table:table-cell table:style-name="Default" table:number-columns-repeated="2"/>
          <table:table-cell table:style-name="ce7" office:value-type="float" office:value="1" calcext:value-type="float">
            <text:p>1</text:p>
          </table:table-cell>
          <table:table-cell office:value-type="float" office:value="0" calcext:value-type="float">
            <text:p>0</text:p>
          </table:table-cell>
          <table:table-cell table:style-name="Default" table:number-columns-repeated="17"/>
          <table:table-cell office:value-type="float" office:value="2" calcext:value-type="float">
            <text:p>2</text:p>
          </table:table-cell>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table-cell table:number-columns-repeated="3" office:value-type="float" office:value="2" calcext:value-type="float">
            <text:p>2</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2 Se votó la propuesta también formulada por el Consejero Electoral tro. Alfredo Figueroa Fernández a fin de argumentar en términos de la reincidencia en los términos por él presentados.</text:p>
          </table:table-cell>
        </table:table-row>
        <table:table-row table:style-name="ro1">
          <table:table-cell office:value-type="float" office:value="57" calcext:value-type="float">
            <text:p>57</text:p>
          </table:table-cell>
          <table:table-cell office:value-type="float" office:value="9" calcext:value-type="float">
            <text:p>9</text:p>
          </table:table-cell>
          <table:table-cell table:style-name="Default" office:value-type="float" office:value="704" calcext:value-type="float">
            <text:p>704</text:p>
          </table:table-cell>
          <table:table-cell office:value-type="float" office:value="10" calcext:value-type="float">
            <text:p>10</text:p>
          </table:table-cell>
          <table:table-cell office:value-type="float" office:value="24" calcext:value-type="float">
            <text:p>24</text:p>
          </table:table-cell>
          <table:table-cell office:value-type="float" office:value="2012" calcext:value-type="float">
            <text:p>2012</text:p>
          </table:table-cell>
          <table:table-cell table:style-name="Default"/>
          <table:table-cell office:value-type="float" office:value="1" calcext:value-type="float">
            <text:p>1</text:p>
          </table:table-cell>
          <table:table-cell table:style-name="Default" table:number-columns-repeated="2"/>
          <table:table-cell table:style-name="Default" office:value-type="float" office:value="1" calcext:value-type="float">
            <text:p>1</text:p>
          </table:table-cell>
          <table:table-cell table:style-name="Default"/>
          <table:table-cell office:value-type="float" office:value="1" calcext:value-type="float">
            <text:p>1</text:p>
          </table:table-cell>
          <table:table-cell table:style-name="Default" table:number-columns-repeated="2"/>
          <table:table-cell table:style-name="ce7" office:value-type="float" office:value="0" calcext:value-type="float">
            <text:p>0</text:p>
          </table:table-cell>
          <table:table-cell table:style-name="ce7" office:value-type="float" office:value="1" calcext:value-type="float">
            <text:p>1</text:p>
          </table:table-cell>
          <table:table-cell table:style-name="Default" table:number-columns-repeated="17"/>
          <table:table-cell office:value-type="float" office:value="1" calcext:value-type="float">
            <text:p>1</text:p>
          </table:table-cell>
          <table:table-cell/>
          <table:table-cell table:number-columns-repeated="5" office:value-type="float" office:value="1" calcext:value-type="float">
            <text:p>1</text:p>
          </table:table-cell>
          <table:table-cell/>
          <table:table-cell table:number-columns-repeated="3" office:value-type="float" office:value="1" calcext:value-type="float">
            <text:p>1</text:p>
          </table:table-cell>
          <table:table-cell table:style-name="Default" table:number-columns-repeated="14"/>
          <table:table-cell office:value-type="string" calcext:value-type="string">
            <text:p>eric</text:p>
          </table:table-cell>
          <table:table-cell office:value-type="string" calcext:value-type="string">
            <text:p>arregle errores de lucia</text:p>
          </table:table-cell>
          <table:table-cell office:value-type="string" calcext:value-type="string">
            <text:p>704 Se votó la propuesta formulada por el representante Unanimidad del Partido Movimiento Ciudadano en los términos por él presentados.</text:p>
          </table:table-cell>
        </table:table-row>
      </table:table>
      <table:named-expressions/>
      <table:database-ranges>
        <table:database-range table:name="__Anonymous_Sheet_DB__0" table:target-range-address="Sheet1.A1:Sheet1.BJ2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1P0" style:volatile="true">
      <number:text>$</number:text>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text>$</number:text>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text>$</number:text>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loext:text>
      <loext:fill-character> </loext:fill-character>
      <number:number number:decimal-places="0" loext:min-decimal-places="0" number:min-integer-digits="1" number:grouping="true"/>
      <number:text> </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loext:text>
      <loext:fill-character> </loext:fill-character>
      <number:number number:decimal-places="2" loext:min-decimal-places="2" number:min-integer-digits="1" number:grouping="true"/>
      <number:text> </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time-style style:name="N133">
      <number:hours/>
      <number:text>:</number:text>
      <number:minutes number:style="long"/>
    </number:time-style>
    <number:number-style style:name="N134P0" style:volatile="true">
      <number:text>Sí</number:text>
    </number:number-style>
    <number:number-style style:name="N134P1" style:volatile="true">
      <number:text>Sí</number:text>
    </number:number-style>
    <number:number-style style:name="N134">
      <number:text>No</number:text>
      <style:map style:condition="value()&gt;0" style:apply-style-name="N134P0"/>
      <style:map style:condition="value()&lt;0" style:apply-style-name="N134P1"/>
    </number:number-style>
    <number:number-style style:name="N135P0" style:volatile="true">
      <number:text>Verdadero</number:text>
    </number:number-style>
    <number:number-style style:name="N135P1" style:volatile="true">
      <number:text>Verdadero</number:text>
    </number:number-style>
    <number:number-style style:name="N135">
      <number:text>Falso</number:text>
      <style:map style:condition="value()&gt;0" style:apply-style-name="N135P0"/>
      <style:map style:condition="value()&lt;0" style:apply-style-name="N135P1"/>
    </number:number-style>
    <number:number-style style:name="N136P0" style:volatile="true">
      <number:text>Activado</number:text>
    </number:number-style>
    <number:number-style style:name="N136P1" style:volatile="true">
      <number:text>Activado</number:text>
    </number:number-style>
    <number:number-style style:name="N136">
      <number:text>Desactivado</number:text>
      <style:map style:condition="value()&gt;0" style:apply-style-name="N136P0"/>
      <style:map style:condition="value()&lt;0" style:apply-style-name="N136P1"/>
    </number:number-style>
    <number:currency-style style:name="N137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37">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37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4T22:24:54.080281693</meta:creation-date>
    <dc:date>2021-02-05T12:02:52.986724681</dc:date>
    <meta:editing-duration>PT4H33M30S</meta:editing-duration>
    <meta:editing-cycles>47</meta:editing-cycles>
    <meta:generator>LibreOffice/5.1.6.2$Linux_X86_64 LibreOffice_project/10m0$Build-2</meta:generator>
    <meta:document-statistic meta:table-count="1" meta:cell-count="1417" meta:object-count="0"/>
  </office:meta>
</office:document-meta>
</file>